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1.8cm"/>
      <style:paragraph-properties style:writing-mode="lr-tb"/>
    </style:style>
    <style:style style:name="gr2" style:family="graphic" style:parent-style-name="standard">
      <style:graphic-properties draw:fill-color="#ffffa6" draw:textarea-horizontal-align="justify" draw:textarea-vertical-align="middle" draw:auto-grow-height="false" fo:min-height="0.75cm" fo:min-width="1.9cm"/>
    </style:style>
    <style:style style:name="gr3" style:family="graphic" style:parent-style-name="standard">
      <style:graphic-properties draw:fill-color="#ffffa6" draw:textarea-horizontal-align="justify" draw:textarea-vertical-align="middle" draw:auto-grow-height="false" fo:min-height="0.75cm" fo:min-width="1.9cm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75cm" fo:min-width="1.9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75cm" fo:min-width="1.9cm"/>
      <style:paragraph-properties style:writing-mode="lr-tb"/>
    </style:style>
    <style:style style:name="gr6" style:family="graphic" style:parent-style-name="standard">
      <style:graphic-properties draw:fill-color="#ec9ba4" draw:textarea-horizontal-align="justify" draw:textarea-vertical-align="middle" draw:auto-grow-height="false" fo:min-height="0.75cm" fo:min-width="1.9cm"/>
    </style:style>
    <style:style style:name="gr7" style:family="graphic" style:parent-style-name="standard">
      <style:graphic-properties draw:fill-color="#ec9ba4" draw:textarea-horizontal-align="justify" draw:textarea-vertical-align="middle" draw:auto-grow-height="false" fo:min-height="0.75cm" fo:min-width="1.9cm"/>
      <style:paragraph-properties style:writing-mode="lr-tb"/>
    </style:style>
    <style:style style:name="gr8" style:family="graphic" style:parent-style-name="standard">
      <style:graphic-properties draw:fill-color="#afd095" draw:textarea-horizontal-align="justify" draw:textarea-vertical-align="middle" draw:auto-grow-height="false" fo:min-height="1.05cm" fo:min-width="2cm"/>
      <style:paragraph-properties style:writing-mode="lr-tb"/>
    </style:style>
    <style:style style:name="gr9" style:family="graphic" style:parent-style-name="standard">
      <style:graphic-properties draw:fill-color="#e0c2cd" draw:textarea-horizontal-align="justify" draw:textarea-vertical-align="middle" draw:auto-grow-height="false" fo:min-height="0.563cm" fo:min-width="2.001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2" style:family="graphic" style:parent-style-name="standard">
      <style:graphic-properties draw:stroke="dash" draw:stroke-dash="Fine_20_Dashed" draw:fill-color="#ffffff" draw:opacity="0%" draw:textarea-horizontal-align="justify" draw:textarea-vertical-align="middle" draw:auto-grow-height="false" fo:min-height="4.19cm" fo:min-width="2.8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  <style:paragraph-properties style:writing-mode="lr-tb"/>
    </style:style>
    <style:style style:name="gr14" style:family="graphic" style:parent-style-name="standard">
      <style:graphic-properties draw:fill-color="#ffb66c" draw:textarea-horizontal-align="justify" draw:textarea-vertical-align="middle" draw:auto-grow-height="false" fo:min-height="0.75cm" fo:min-width="1.9cm"/>
    </style:style>
    <style:style style:name="gr15" style:family="graphic" style:parent-style-name="standard">
      <style:graphic-properties draw:fill-color="#ffb66c" draw:textarea-horizontal-align="justify" draw:textarea-vertical-align="middle" draw:auto-grow-height="false" fo:min-height="0.75cm" fo:min-width="1.9cm"/>
      <style:paragraph-properties style:writing-mode="lr-tb"/>
    </style:style>
    <style:style style:name="gr16" style:family="graphic" style:parent-style-name="standard">
      <style:graphic-properties draw:fill-color="#b3cac7" draw:textarea-horizontal-align="justify" draw:textarea-vertical-align="middle" draw:auto-grow-height="false" fo:min-height="0.75cm" fo:min-width="1.9cm"/>
    </style:style>
    <style:style style:name="gr17" style:family="graphic" style:parent-style-name="standard">
      <style:graphic-properties draw:fill-color="#b3cac7" draw:textarea-horizontal-align="justify" draw:textarea-vertical-align="middle" draw:auto-grow-height="false" fo:min-height="0.75cm" fo:min-width="1.9cm"/>
      <style:paragraph-properties style:writing-mode="lr-tb"/>
    </style:style>
    <style:style style:name="gr18" style:family="graphic" style:parent-style-name="standard">
      <style:graphic-properties draw:fill-color="#ffe994" draw:textarea-horizontal-align="justify" draw:textarea-vertical-align="middle" draw:auto-grow-height="false" fo:min-height="0.75cm" fo:min-width="1.9cm"/>
    </style:style>
    <style:style style:name="gr19" style:family="graphic" style:parent-style-name="standard">
      <style:graphic-properties draw:fill-color="#ffe994" draw:textarea-horizontal-align="justify" draw:textarea-vertical-align="middle" draw:auto-grow-height="false" fo:min-height="0.75cm" fo:min-width="1.9cm"/>
      <style:paragraph-properties style:writing-mode="lr-tb"/>
    </style:style>
    <style:style style:name="gr20" style:family="graphic" style:parent-style-name="standard">
      <style:graphic-properties draw:fill-color="#e0c2cd" draw:textarea-horizontal-align="justify" draw:textarea-vertical-align="middle" draw:auto-grow-height="false" fo:min-height="0.75cm" fo:min-width="1.9cm"/>
    </style:style>
    <style:style style:name="gr21" style:family="graphic" style:parent-style-name="standard">
      <style:graphic-properties draw:fill-color="#e0c2cd" draw:textarea-horizontal-align="justify" draw:textarea-vertical-align="middle" draw:auto-grow-height="false" fo:min-height="0.75cm" fo:min-width="1.9cm"/>
      <style:paragraph-properties style:writing-mode="lr-tb"/>
    </style:style>
    <style:style style:name="gr22" style:family="graphic" style:parent-style-name="standard">
      <style:graphic-properties svg:stroke-color="#dee6ef" draw:fill-color="#b4c7dc" draw:textarea-horizontal-align="justify" draw:textarea-vertical-align="middle" draw:auto-grow-height="false" fo:min-height="0.834cm" fo:min-width="2.484cm"/>
      <style:paragraph-properties style:writing-mode="lr-tb"/>
    </style:style>
    <style:style style:name="gr23" style:family="graphic" style:parent-style-name="standard">
      <style:graphic-properties svg:stroke-color="#ffdbb6" draw:fill-color="#ffdbb6" draw:textarea-horizontal-align="justify" draw:textarea-vertical-align="middle" draw:auto-grow-height="false" fo:min-height="0.834cm" fo:min-width="2.48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9cm" fo:min-width="1.907cm"/>
      <style:paragraph-properties style:writing-mode="lr-tb"/>
    </style:style>
    <style:style style:name="gr26" style:family="graphic" style:parent-style-name="standard">
      <style:graphic-properties draw:stroke="dash" draw:stroke-dash="Fine_20_Dashed" draw:fill-color="#ffffff" draw:opacity="0%" draw:textarea-horizontal-align="justify" draw:textarea-vertical-align="middle" draw:auto-grow-height="false" fo:min-height="5.338cm" fo:min-width="5.936cm"/>
    </style:style>
    <style:style style:name="gr27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2.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.806cm"/>
      <style:paragraph-properties style:writing-mode="lr-tb"/>
    </style:style>
    <style:style style:name="gr29" style:family="graphic" style:parent-style-name="standard">
      <style:graphic-properties svg:stroke-color="#ffb66c" draw:fill-color="#ffdbb6" draw:textarea-horizontal-align="justify" draw:textarea-vertical-align="middle" draw:auto-grow-height="false" fo:min-height="0.586cm" fo:min-width="1.897cm"/>
      <style:paragraph-properties style:writing-mode="lr-tb"/>
    </style:style>
    <style:style style:name="gr30" style:family="graphic" style:parent-style-name="standard">
      <style:graphic-properties svg:stroke-color="#eeeeee" draw:fill-color="#ffffff" draw:opacity="0%" draw:textarea-horizontal-align="justify" draw:textarea-vertical-align="middle" draw:auto-grow-height="false" fo:min-height="4.804cm" fo:min-width="7.358cm"/>
    </style:style>
    <style:style style:name="gr31" style:family="graphic" style:parent-style-name="standard">
      <style:graphic-properties svg:stroke-color="#111111" draw:fill-color="#dddddd" draw:textarea-horizontal-align="justify" draw:textarea-vertical-align="middle" draw:auto-grow-height="false" fo:min-height="0.623cm" fo:min-width="1.378cm"/>
      <style:paragraph-properties style:writing-mode="lr-tb"/>
    </style:style>
    <style:style style:name="gr32" style:family="graphic" style:parent-style-name="standard">
      <style:graphic-properties draw:stroke="dash" draw:stroke-dash="Ultrafine_20_Dashed" svg:stroke-color="#000000" draw:fill-color="#ffffff" draw:opacity="0%" draw:textarea-horizontal-align="justify" draw:textarea-vertical-align="middle" draw:auto-grow-height="false" fo:min-height="1.36cm" fo:min-width="1.50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0.849cm"/>
      <style:paragraph-properties style:writing-mode="lr-tb"/>
    </style:style>
    <style:style style:name="gr3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5" style:family="graphic" style:parent-style-name="standard">
      <style:graphic-properties draw:stroke="dash" draw:stroke-dash="Fine_20_Dashed" svg:stroke-color="#000000" draw:opacity="0%" draw:textarea-horizontal-align="justify" draw:textarea-vertical-align="middle" draw:auto-grow-height="false" fo:min-height="6.073cm" fo:min-width="5.003cm"/>
    </style:style>
    <style:style style:name="gr36" style:family="graphic" style:parent-style-name="standard">
      <style:graphic-properties svg:stroke-color="#ffffa6" draw:fill-color="#ffffd7" draw:textarea-horizontal-align="justify" draw:textarea-vertical-align="middle" draw:auto-grow-height="false" fo:min-height="0.444cm" fo:min-width="0.987cm"/>
      <style:paragraph-properties style:writing-mode="lr-tb"/>
    </style:style>
    <style:style style:name="gr37" style:family="graphic" style:parent-style-name="standard">
      <style:graphic-properties svg:stroke-color="#afd095" draw:fill-color="#dde8cb" draw:textarea-horizontal-align="justify" draw:textarea-vertical-align="middle" draw:auto-grow-height="false" fo:min-height="0.444cm" fo:min-width="0.987cm"/>
      <style:paragraph-properties style:writing-mode="lr-tb"/>
    </style:style>
    <style:style style:name="gr38" style:family="graphic" style:parent-style-name="standard">
      <style:graphic-properties svg:stroke-color="#b4c7dc" draw:fill-color="#dee6ef" draw:textarea-horizontal-align="justify" draw:textarea-vertical-align="middle" draw:auto-grow-height="false" fo:min-height="0.444cm" fo:min-width="0.987cm"/>
      <style:paragraph-properties style:writing-mode="lr-tb"/>
    </style:style>
    <style:style style:name="gr39" style:family="graphic" style:parent-style-name="standard">
      <style:graphic-properties svg:stroke-color="#ffaa95" draw:fill-color="#f7d1d5" draw:textarea-horizontal-align="justify" draw:textarea-vertical-align="middle" draw:auto-grow-height="false" fo:min-height="0.49cm" fo:min-width="1.56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.69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479cm"/>
      <style:paragraph-properties style:writing-mode="lr-tb"/>
    </style:style>
    <style:style style:name="gr42" style:family="graphic" style:parent-style-name="standard">
      <style:graphic-properties svg:stroke-color="#cccccc" draw:fill-color="#eeeeee" draw:textarea-horizontal-align="justify" draw:textarea-vertical-align="middle" draw:auto-grow-height="false" fo:min-height="0.783cm" fo:min-width="1.929cm"/>
      <style:paragraph-properties style:writing-mode="lr-tb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0.2cm" fo:min-width="1.399cm"/>
    </style:style>
    <style:style style:name="gr44" style:family="graphic" style:parent-style-name="standard">
      <style:graphic-properties draw:fill-color="#eeeeee" draw:textarea-horizontal-align="justify" draw:textarea-vertical-align="middle" draw:auto-grow-height="false" fo:min-height="0.499cm" fo:min-width="1.091cm"/>
      <style:paragraph-properties style:writing-mode="lr-tb"/>
    </style:style>
    <style:style style:name="gr45" style:family="graphic" style:parent-style-name="standard">
      <style:graphic-properties draw:fill-color="#b4c7dc" draw:textarea-horizontal-align="justify" draw:textarea-vertical-align="middle" draw:auto-grow-height="false" fo:min-height="3.696cm" fo:min-width="2.653cm"/>
    </style:style>
    <style:style style:name="gr46" style:family="graphic" style:parent-style-name="standard">
      <style:graphic-properties draw:fill-color="#ffb66c" draw:textarea-horizontal-align="justify" draw:textarea-vertical-align="middle" draw:auto-grow-height="false" fo:min-height="0.597cm" fo:min-width="1.643cm"/>
      <style:paragraph-properties style:writing-mode="lr-tb"/>
    </style:style>
    <style:style style:name="gr47" style:family="graphic" style:parent-style-name="standard">
      <style:graphic-properties draw:fill-color="#afd095" draw:textarea-horizontal-align="justify" draw:textarea-vertical-align="middle" draw:auto-grow-height="false" fo:min-height="0.597cm" fo:min-width="1.643cm"/>
      <style:paragraph-properties style:writing-mode="lr-tb"/>
    </style:style>
    <style:style style:name="gr48" style:family="graphic" style:parent-style-name="standard">
      <style:graphic-properties draw:fill-color="#ffdbb6" draw:textarea-horizontal-align="justify" draw:textarea-vertical-align="middle" draw:auto-grow-height="false" fo:min-height="3.696cm" fo:min-width="2.653cm"/>
    </style:style>
    <style:style style:name="gr49" style:family="graphic" style:parent-style-name="standard">
      <style:graphic-properties svg:stroke-color="#000000" draw:fill-color="#ffffff" draw:textarea-horizontal-align="justify" draw:textarea-vertical-align="middle" draw:auto-grow-height="false" fo:min-height="0.462cm" fo:min-width="1.936cm"/>
      <style:paragraph-properties style:writing-mode="lr-tb"/>
    </style:style>
    <style:style style:name="gr50" style:family="graphic" style:parent-style-name="standard">
      <style:graphic-properties draw:stroke="dash" draw:stroke-dash="Fine_20_Dashed" svg:stroke-color="#ff3838" draw:opacity="0%" draw:textarea-horizontal-align="justify" draw:textarea-vertical-align="middle" draw:auto-grow-height="false" fo:min-height="2.282cm" fo:min-width="11.61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2.119cm"/>
      <style:paragraph-properties style:writing-mode="lr-tb"/>
    </style:style>
    <style:style style:name="gr52" style:family="graphic" style:parent-style-name="objectwithoutfill">
      <style:graphic-properties svg:stroke-color="#000000" draw:marker-end="Arrow" draw:marker-end-width="0.3cm" draw:fill="solid" draw:textarea-vertical-align="middl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1.59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1.475cm"/>
      <style:paragraph-properties style:writing-mode="lr-tb"/>
    </style:style>
    <style:style style:name="gr55" style:family="graphic" style:parent-style-name="standard">
      <style:graphic-properties draw:fill-color="#b4c7dc" draw:textarea-horizontal-align="justify" draw:textarea-vertical-align="middle" draw:auto-grow-height="false" fo:min-height="0.896cm" fo:min-width="2.419cm"/>
      <style:paragraph-properties style:writing-mode="lr-tb"/>
    </style:style>
    <style:style style:name="gr56" style:family="graphic" style:parent-style-name="standard">
      <style:graphic-properties svg:stroke-color="#e8a202" draw:fill-color="#ffe994" draw:textarea-horizontal-align="justify" draw:textarea-vertical-align="middle" draw:auto-grow-height="false" fo:min-height="1.074cm" fo:min-width="1.847cm"/>
      <style:paragraph-properties style:writing-mode="lr-tb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0.945cm" fo:min-width="4.381cm"/>
      <style:paragraph-properties style:writing-mode="lr-tb"/>
    </style:style>
    <style:style style:name="gr58" style:family="graphic" style:parent-style-name="standard">
      <style:graphic-properties draw:stroke="dash" draw:stroke-dash="Fine_20_Dashed" svg:stroke-color="#ff6d6d" draw:opacity="0%" draw:textarea-horizontal-align="justify" draw:textarea-vertical-align="middle" draw:auto-grow-height="false" fo:min-height="0.874cm" fo:min-width="1.68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0.705cm"/>
      <style:paragraph-properties style:writing-mode="lr-tb"/>
    </style:style>
    <style:style style:name="gr60" style:family="graphic" style:parent-style-name="standard">
      <style:graphic-properties svg:stroke-color="#000000" draw:fill-color="#ffffff" draw:textarea-horizontal-align="justify" draw:textarea-vertical-align="middle" draw:auto-grow-height="false" fo:min-height="0.672cm" fo:min-width="1.936cm"/>
      <style:paragraph-properties style:writing-mode="lr-tb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0.686cm" fo:min-width="0.57cm"/>
      <style:paragraph-properties style:writing-mode="lr-tb"/>
    </style:style>
    <style:style style:name="gr62" style:family="graphic" style:parent-style-name="standard">
      <style:graphic-properties svg:stroke-color="#000000" draw:fill-color="#ffffd7" draw:textarea-horizontal-align="justify" draw:textarea-vertical-align="middle" draw:auto-grow-height="false" fo:min-height="1.232cm" fo:min-width="3.495cm"/>
      <style:paragraph-properties style:writing-mode="lr-tb"/>
    </style:style>
    <style:style style:name="gr63" style:family="graphic" style:parent-style-name="standard">
      <style:graphic-properties svg:stroke-color="#000000" draw:fill-color="#e0c2cd" draw:textarea-horizontal-align="justify" draw:textarea-vertical-align="middle" draw:auto-grow-height="false" fo:min-height="1.232cm" fo:min-width="3.495cm"/>
      <style:paragraph-properties style:writing-mode="lr-tb"/>
    </style:style>
    <style:style style:name="gr64" style:family="graphic" style:parent-style-name="standard">
      <style:graphic-properties svg:stroke-color="#000000" draw:fill-color="#dee6ef" draw:textarea-horizontal-align="justify" draw:textarea-vertical-align="middle" draw:auto-grow-height="false" fo:min-height="1.232cm" fo:min-width="3.495cm"/>
      <style:paragraph-properties style:writing-mode="lr-tb"/>
    </style:style>
    <style:style style:name="gr65" style:family="graphic" style:parent-style-name="standard">
      <style:graphic-properties svg:stroke-color="#000000" draw:fill-color="#ffdbb6" draw:textarea-horizontal-align="justify" draw:textarea-vertical-align="middle" draw:auto-grow-height="false" fo:min-height="1.527cm" fo:min-width="1.354cm"/>
      <style:paragraph-properties style:writing-mode="lr-tb"/>
    </style:style>
    <style:style style:name="gr66" style:family="graphic" style:parent-style-name="standard">
      <style:graphic-properties svg:stroke-color="#000000" draw:fill-color="#dde8cb" draw:textarea-horizontal-align="justify" draw:textarea-vertical-align="middle" draw:auto-grow-height="false" fo:min-height="1.23cm" fo:min-width="4.5cm"/>
      <style:paragraph-properties style:writing-mode="lr-tb"/>
    </style:style>
    <style:style style:name="gr67" style:family="graphic" style:parent-style-name="standard">
      <style:graphic-properties svg:stroke-color="#000000" draw:fill-color="#f6f9d4" draw:textarea-horizontal-align="justify" draw:textarea-vertical-align="middle" draw:auto-grow-height="false" fo:min-height="1.735cm" fo:min-width="3.495cm"/>
      <style:paragraph-properties style:writing-mode="lr-tb"/>
    </style:style>
    <style:style style:name="gr68" style:family="graphic" style:parent-style-name="objectwithoutfill">
      <style:graphic-properties draw:stroke="dash" draw:stroke-dash="Ultrafine_20_2_20_Dots_20_3_20_Dashes" svg:stroke-color="#000000" draw:marker-end="Arrow" draw:marker-end-width="0.3cm" draw:fill="solid" draw:textarea-vertical-align="middle"/>
    </style:style>
    <style:style style:name="gr69" style:family="graphic" style:parent-style-name="objectwithoutfill">
      <style:graphic-properties draw:stroke="dash" draw:stroke-dash="Ultrafine_20_2_20_Dots_20_3_20_Dashes" svg:stroke-color="#000000" draw:marker-end="Arrow" draw:marker-end-width="0.3cm" draw:fill="solid" draw:textarea-vertical-align="middle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0.739cm"/>
      <style:paragraph-properties style:writing-mode="lr-tb"/>
    </style:style>
    <style:style style:name="gr71" style:family="graphic" style:parent-style-name="standard">
      <style:graphic-properties svg:stroke-color="#000000" draw:fill-color="#ff6d6d" draw:textarea-horizontal-align="justify" draw:textarea-vertical-align="middle" draw:auto-grow-height="false" fo:min-height="1.867cm" fo:min-width="6.412cm"/>
      <style:paragraph-properties style:writing-mode="lr-tb"/>
    </style:style>
    <style:style style:name="gr72" style:family="graphic" style:parent-style-name="standard">
      <style:graphic-properties svg:stroke-color="#000000" draw:fill-color="#bbe33d" draw:textarea-horizontal-align="justify" draw:textarea-vertical-align="middle" draw:auto-grow-height="false" fo:min-height="1.403cm" fo:min-width="3.701cm"/>
      <style:paragraph-properties style:writing-mode="lr-tb"/>
    </style:style>
    <style:style style:name="gr73" style:family="graphic" style:parent-style-name="standard">
      <style:graphic-properties svg:stroke-color="#000000" draw:fill-color="#b4c7dc" draw:textarea-horizontal-align="justify" draw:textarea-vertical-align="middle" draw:auto-grow-height="false" fo:min-height="1.436cm" fo:min-width="3.899cm"/>
      <style:paragraph-properties style:writing-mode="lr-tb"/>
    </style:style>
    <style:style style:name="gr74" style:family="graphic" style:parent-style-name="standard">
      <style:graphic-properties svg:stroke-color="#000000" draw:fill-color="#ffffff" draw:textarea-horizontal-align="justify" draw:textarea-vertical-align="middle" draw:auto-grow-height="false" fo:min-height="1.305cm" fo:min-width="1.947cm"/>
      <style:paragraph-properties style:writing-mode="lr-tb"/>
    </style:style>
    <style:style style:name="gr75" style:family="graphic" style:parent-style-name="standard">
      <style:graphic-properties draw:stroke="dash" draw:stroke-dash="Fine_20_Dashed" svg:stroke-width="0.053cm" svg:stroke-color="#bbe33d" draw:marker-start-width="0.279cm" draw:marker-end-width="0.279cm" draw:fill-color="#ffffff" draw:opacity="0%" draw:textarea-horizontal-align="justify" draw:textarea-vertical-align="middle" draw:auto-grow-height="false" fo:min-height="2.925cm" fo:min-width="9.288cm" fo:padding-top="0.151cm" fo:padding-bottom="0.151cm" fo:padding-left="0.276cm" fo:padding-right="0.276cm"/>
      <style:paragraph-properties style:writing-mode="lr-tb"/>
    </style:style>
    <style:style style:name="gr76" style:family="graphic" style:parent-style-name="standard">
      <style:graphic-properties draw:stroke="dash" draw:stroke-dash="Fine_20_Dashed" svg:stroke-width="0.053cm" svg:stroke-color="#bbe33d" draw:marker-start-width="0.279cm" draw:marker-end-width="0.279cm" draw:fill-color="#ffffff" draw:opacity="0%" draw:textarea-horizontal-align="justify" draw:textarea-vertical-align="middle" draw:auto-grow-height="false" fo:min-height="2.873cm" fo:min-width="9.236cm" fo:padding-top="0.151cm" fo:padding-bottom="0.151cm" fo:padding-left="0.276cm" fo:padding-right="0.276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9cm" fo:min-width="2.542cm"/>
      <style:paragraph-properties style:writing-mode="lr-tb"/>
    </style:style>
    <style:style style:name="gr78" style:family="graphic" style:parent-style-name="standard">
      <style:graphic-properties svg:stroke-color="#729fcf" draw:fill-color="#dee6ef" draw:textarea-horizontal-align="justify" draw:textarea-vertical-align="middle" draw:auto-grow-height="false" fo:min-height="1.669cm" fo:min-width="2.332cm"/>
    </style:style>
    <style:style style:name="gr79" style:family="graphic" style:parent-style-name="standard">
      <style:graphic-properties svg:stroke-color="#000000" draw:fill-color="#f6f9d4" draw:textarea-horizontal-align="justify" draw:textarea-vertical-align="middle" draw:auto-grow-height="false" fo:min-height="0.275cm" fo:min-width="0.044cm"/>
    </style:style>
    <style:style style:name="gr80" style:family="graphic" style:parent-style-name="standard">
      <style:graphic-properties svg:stroke-color="#000000" draw:fill-color="#f6f9d4" draw:textarea-horizontal-align="justify" draw:textarea-vertical-align="middle" draw:auto-grow-height="false" fo:min-height="0.275cm" fo:min-width="0.044cm"/>
      <style:paragraph-properties style:writing-mode="lr-tb"/>
    </style:style>
    <style:style style:name="gr81" style:family="graphic" style:parent-style-name="standard">
      <style:graphic-properties svg:stroke-color="#e16173" draw:fill-color="#ec9ba4" draw:textarea-horizontal-align="justify" draw:textarea-vertical-align="middle" draw:auto-grow-height="false" fo:min-height="0.275cm" fo:min-width="0.044cm"/>
    </style:style>
    <style:style style:name="gr82" style:family="graphic" style:parent-style-name="standard">
      <style:graphic-properties svg:stroke-color="#e16173" draw:fill-color="#ec9ba4" draw:textarea-horizontal-align="justify" draw:textarea-vertical-align="middle" draw:auto-grow-height="false" fo:min-height="0.275cm" fo:min-width="0.044cm"/>
      <style:paragraph-properties style:writing-mode="lr-tb"/>
    </style:style>
    <style:style style:name="gr83" style:family="graphic" style:parent-style-name="standard">
      <style:graphic-properties svg:stroke-color="#000000" draw:fill-color="#f6f9d4" draw:textarea-horizontal-align="justify" draw:textarea-vertical-align="middle" draw:auto-grow-height="false" fo:min-height="0.012cm" fo:min-width="0.044cm"/>
    </style:style>
    <style:style style:name="gr84" style:family="graphic" style:parent-style-name="standard">
      <style:graphic-properties svg:stroke-color="#000000" draw:fill-color="#dddddd" draw:textarea-horizontal-align="justify" draw:textarea-vertical-align="middle" draw:auto-grow-height="false" fo:min-height="0.687cm" fo:min-width="1.147cm"/>
      <style:paragraph-properties style:writing-mode="lr-tb"/>
    </style:style>
    <style:style style:name="gr85" style:family="graphic" style:parent-style-name="standard">
      <style:graphic-properties svg:stroke-color="#000000" draw:fill-color="#b4c7dc" draw:textarea-horizontal-align="justify" draw:textarea-vertical-align="middle" draw:auto-grow-height="false" fo:min-height="1.302cm" fo:min-width="3.909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1.983cm"/>
      <style:paragraph-properties style:writing-mode="lr-tb"/>
    </style:style>
    <style:style style:name="gr87" style:family="graphic" style:parent-style-name="standard">
      <style:graphic-properties svg:stroke-color="#ff860d" draw:fill-color="#ffb66c" draw:textarea-horizontal-align="justify" draw:textarea-vertical-align="middle" draw:auto-grow-height="false" fo:min-height="0.945cm" fo:min-width="1.885cm"/>
      <style:paragraph-properties style:writing-mode="lr-tb"/>
    </style:style>
    <style:style style:name="gr88" style:family="graphic" style:parent-style-name="standard">
      <style:graphic-properties svg:stroke-color="#000000" draw:textarea-horizontal-align="justify" draw:textarea-vertical-align="middle" draw:auto-grow-height="false" fo:min-height="1.391cm" fo:min-width="2.293cm"/>
      <style:paragraph-properties style:writing-mode="lr-tb"/>
    </style:style>
    <style:style style:name="gr89" style:family="graphic" style:parent-style-name="standard">
      <style:graphic-properties draw:stroke="dash" draw:stroke-dash="Fine_20_Dashed" svg:stroke-color="#000000" draw:opacity="0%" draw:textarea-horizontal-align="justify" draw:textarea-vertical-align="middle" draw:auto-grow-height="false" fo:min-height="7.423cm" fo:min-width="3.41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9cm" fo:min-width="3.921cm"/>
      <style:paragraph-properties style:writing-mode="lr-tb"/>
    </style:style>
    <style:style style:name="gr91" style:family="graphic" style:parent-style-name="standard">
      <style:graphic-properties svg:stroke-color="#5983b0" draw:fill-color="#b4c7dc" draw:textarea-horizontal-align="justify" draw:textarea-vertical-align="middle" draw:auto-grow-height="false" fo:min-height="0.97cm" fo:min-width="2.466cm"/>
      <style:paragraph-properties style:writing-mode="lr-tb"/>
    </style:style>
    <style:style style:name="gr92" style:family="graphic" style:parent-style-name="objectwithoutfill">
      <style:graphic-properties svg:stroke-color="#000000" draw:fill="solid" draw:textarea-vertical-align="middle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-color="#ffffa6"/>
      <style:paragraph-properties fo:text-align="center"/>
    </style:style>
    <style:style style:name="P3" style:family="paragraph">
      <loext:graphic-properties draw:fill-color="#ffffa6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loext:graphic-properties draw:fill-color="#eeeeee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-color="#ec9ba4"/>
      <style:paragraph-properties fo:text-align="center"/>
    </style:style>
    <style:style style:name="P7" style:family="paragraph">
      <loext:graphic-properties draw:fill-color="#ec9ba4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9" style:family="paragraph">
      <loext:graphic-properties draw:fill-color="#afd095"/>
      <style:paragraph-properties fo:text-align="center" style:writing-mode="lr-tb"/>
      <style:text-properties fo:font-size="10.5pt" style:font-size-asian="10.5pt" style:font-size-complex="10.5pt"/>
    </style:style>
    <style:style style:name="P10" style:family="paragraph">
      <loext:graphic-properties draw:fill-color="#e0c2cd"/>
      <style:paragraph-properties fo:text-align="center" style:writing-mode="lr-tb"/>
      <style:text-properties fo:font-size="10.5pt" style:font-size-asian="10.5pt" style:font-size-complex="10.5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solid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loext:graphic-properties draw:fill="solid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ffa6"/>
      <style:paragraph-properties fo:text-align="center" style:writing-mode="lr-tb"/>
      <style:text-properties fo:font-size="10.5pt" style:font-size-asian="10.5pt" style:font-size-complex="10.5pt"/>
    </style:style>
    <style:style style:name="P16" style:family="paragraph">
      <loext:graphic-properties draw:fill-color="#ffffff" draw:opacity="0%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8" style:family="paragraph">
      <loext:graphic-properties draw:fill-color="#ffb66c"/>
      <style:paragraph-properties fo:text-align="center"/>
    </style:style>
    <style:style style:name="P19" style:family="paragraph">
      <style:paragraph-properties fo:text-align="center" style:writing-mode="lr-tb"/>
      <style:text-properties fo:font-size="8pt" style:font-size-asian="8pt" style:font-size-complex="8pt"/>
    </style:style>
    <style:style style:name="P20" style:family="paragraph">
      <loext:graphic-properties draw:fill-color="#ffb66c"/>
      <style:paragraph-properties fo:text-align="center" style:writing-mode="lr-tb"/>
      <style:text-properties fo:font-size="8pt" style:font-size-asian="8pt" style:font-size-complex="8pt"/>
    </style:style>
    <style:style style:name="P21" style:family="paragraph">
      <loext:graphic-properties draw:fill-color="#b3cac7"/>
      <style:paragraph-properties fo:text-align="center"/>
    </style:style>
    <style:style style:name="P22" style:family="paragraph">
      <loext:graphic-properties draw:fill-color="#b3cac7"/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loext:graphic-properties draw:fill-color="#ffe994"/>
      <style:paragraph-properties fo:text-align="center"/>
    </style:style>
    <style:style style:name="P24" style:family="paragraph">
      <loext:graphic-properties draw:fill-color="#ffe994"/>
      <style:paragraph-properties fo:text-align="center" style:writing-mode="lr-tb"/>
      <style:text-properties fo:font-size="10.5pt" style:font-size-asian="10.5pt" style:font-size-complex="10.5pt"/>
    </style:style>
    <style:style style:name="P25" style:family="paragraph">
      <loext:graphic-properties draw:fill-color="#e0c2cd"/>
      <style:paragraph-properties fo:text-align="center"/>
    </style:style>
    <style:style style:name="P26" style:family="paragraph">
      <style:paragraph-properties fo:text-align="center" style:writing-mode="lr-tb"/>
      <style:text-properties fo:font-size="10pt" style:font-size-asian="10pt" style:font-size-complex="10pt"/>
    </style:style>
    <style:style style:name="P27" style:family="paragraph">
      <loext:graphic-properties draw:fill-color="#e0c2cd"/>
      <style:paragraph-properties fo:text-align="center" style:writing-mode="lr-tb"/>
      <style:text-properties fo:font-size="10pt" style:font-size-asian="10pt" style:font-size-complex="10pt"/>
    </style:style>
    <style:style style:name="P28" style:family="paragraph">
      <style:paragraph-properties fo:text-align="center" style:writing-mode="lr-tb"/>
      <style:text-properties fo:font-size="15pt" style:font-size-asian="15pt" style:font-size-complex="15pt"/>
    </style:style>
    <style:style style:name="P29" style:family="paragraph">
      <loext:graphic-properties draw:fill-color="#b4c7dc"/>
      <style:paragraph-properties fo:text-align="center" style:writing-mode="lr-tb"/>
      <style:text-properties fo:font-size="15pt" style:font-size-asian="15pt" style:font-size-complex="15pt"/>
    </style:style>
    <style:style style:name="P30" style:family="paragraph">
      <loext:graphic-properties draw:fill-color="#ffdbb6"/>
      <style:paragraph-properties fo:text-align="center" style:writing-mode="lr-tb"/>
      <style:text-properties fo:font-size="15pt" style:font-size-asian="15pt" style:font-size-complex="15pt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style:paragraph-properties fo:text-align="center" style:writing-mode="lr-tb"/>
    </style:style>
    <style:style style:name="P33" style:family="paragraph">
      <loext:graphic-properties draw:fill-color="#dddddd"/>
      <style:paragraph-properties fo:text-align="center" style:writing-mode="lr-tb"/>
    </style:style>
    <style:style style:name="P34" style:family="paragraph">
      <style:paragraph-properties fo:text-align="center" style:writing-mode="lr-tb"/>
      <style:text-properties fo:font-size="16pt" style:font-size-asian="16pt" style:font-size-complex="16pt"/>
    </style:style>
    <style:style style:name="P35" style:family="paragraph">
      <loext:graphic-properties draw:fill-color="#dddddd"/>
      <style:paragraph-properties fo:text-align="center" style:writing-mode="lr-tb"/>
      <style:text-properties fo:font-size="16pt" style:font-size-asian="16pt" style:font-size-complex="16pt"/>
    </style:style>
    <style:style style:name="P36" style:family="paragraph">
      <loext:graphic-properties draw:fill-color="#ffffff" draw:opacity="0%"/>
      <style:paragraph-properties fo:text-align="center" style:writing-mode="lr-tb"/>
      <style:text-properties fo:font-size="12pt" style:font-size-asian="12pt" style:font-size-complex="12pt"/>
    </style:style>
    <style:style style:name="P3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8" style:family="paragraph">
      <loext:graphic-properties draw:opacity="0%"/>
      <style:paragraph-properties fo:text-align="center"/>
    </style:style>
    <style:style style:name="P39" style:family="paragraph">
      <loext:graphic-properties draw:fill-color="#ffffd7"/>
      <style:paragraph-properties fo:text-align="center" style:writing-mode="lr-tb"/>
      <style:text-properties fo:font-size="12pt" style:font-size-asian="12pt" style:font-size-complex="12pt"/>
    </style:style>
    <style:style style:name="P40" style:family="paragraph">
      <loext:graphic-properties draw:fill-color="#dde8cb"/>
      <style:paragraph-properties fo:text-align="center" style:writing-mode="lr-tb"/>
      <style:text-properties fo:font-size="12pt" style:font-size-asian="12pt" style:font-size-complex="12pt"/>
    </style:style>
    <style:style style:name="P41" style:family="paragraph">
      <loext:graphic-properties draw:fill-color="#dee6ef"/>
      <style:paragraph-properties fo:text-align="center" style:writing-mode="lr-tb"/>
      <style:text-properties fo:font-size="12pt" style:font-size-asian="12pt" style:font-size-complex="12pt"/>
    </style:style>
    <style:style style:name="P42" style:family="paragraph">
      <loext:graphic-properties draw:fill-color="#f7d1d5"/>
      <style:paragraph-properties fo:text-align="center" style:writing-mode="lr-tb"/>
      <style:text-properties fo:font-size="16pt" style:font-size-asian="16pt" style:font-size-complex="16pt"/>
    </style:style>
    <style:style style:name="P4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4" style:family="paragraph">
      <loext:graphic-properties draw:fill-color="#eeeeee"/>
      <style:paragraph-properties fo:text-align="center" style:writing-mode="lr-tb"/>
      <style:text-properties fo:font-size="10pt" style:font-size-asian="10pt" style:font-size-complex="10pt"/>
    </style:style>
    <style:style style:name="P45" style:family="paragraph">
      <loext:graphic-properties draw:fill-color="#ffffff"/>
      <style:paragraph-properties fo:text-align="center"/>
    </style:style>
    <style:style style:name="P46" style:family="paragraph">
      <loext:graphic-properties draw:fill-color="#eeeeee"/>
      <style:paragraph-properties fo:text-align="center" style:writing-mode="lr-tb"/>
    </style:style>
    <style:style style:name="P47" style:family="paragraph">
      <loext:graphic-properties draw:fill-color="#b4c7dc"/>
      <style:paragraph-properties fo:text-align="center"/>
    </style:style>
    <style:style style:name="P48" style:family="paragraph">
      <loext:graphic-properties draw:fill-color="#ffb66c"/>
      <style:paragraph-properties fo:text-align="center" style:writing-mode="lr-tb"/>
      <style:text-properties fo:font-size="10.5pt" style:font-size-asian="10.5pt" style:font-size-complex="10.5pt"/>
    </style:style>
    <style:style style:name="P49" style:family="paragraph">
      <loext:graphic-properties draw:fill-color="#afd095"/>
      <style:paragraph-properties fo:text-align="center" style:writing-mode="lr-tb"/>
      <style:text-properties fo:font-size="10pt" style:font-size-asian="10pt" style:font-size-complex="10pt"/>
    </style:style>
    <style:style style:name="P50" style:family="paragraph">
      <loext:graphic-properties draw:fill-color="#ffdbb6"/>
      <style:paragraph-properties fo:text-align="center"/>
    </style:style>
    <style:style style:name="P51" style:family="paragraph">
      <loext:graphic-properties draw:fill-color="#afd095"/>
      <style:paragraph-properties fo:text-align="center" style:writing-mode="lr-tb"/>
      <style:text-properties fo:font-size="12pt" style:font-size-asian="12pt" style:font-size-complex="12pt"/>
    </style:style>
    <style:style style:name="P52" style:family="paragraph">
      <loext:graphic-properties draw:fill-color="#ffffff"/>
      <style:paragraph-properties fo:text-align="center" style:writing-mode="lr-tb"/>
      <style:text-properties fo:font-size="10.5pt" style:font-size-asian="10.5pt" style:font-size-complex="10.5pt"/>
    </style:style>
    <style:style style:name="P53" style:family="paragraph">
      <loext:graphic-properties draw:fill="none" draw:fill-color="#ffffff"/>
      <style:paragraph-properties style:writing-mode="lr-tb"/>
      <style:text-properties fo:color="#ff3838" fo:font-size="12pt" style:font-size-asian="12pt" style:font-size-complex="12pt"/>
    </style:style>
    <style:style style:name="P54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55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56" style:family="paragraph">
      <loext:graphic-properties draw:fill-color="#b4c7dc"/>
      <style:paragraph-properties fo:text-align="center" style:writing-mode="lr-tb"/>
      <style:text-properties fo:font-size="16pt" style:font-size-asian="16pt" style:font-size-complex="16pt"/>
    </style:style>
    <style:style style:name="P57" style:family="paragraph">
      <loext:graphic-properties draw:fill-color="#ffe994"/>
      <style:paragraph-properties fo:text-align="center" style:writing-mode="lr-tb"/>
      <style:text-properties fo:font-size="12pt" style:font-size-asian="12pt" style:font-size-complex="12pt"/>
    </style:style>
    <style:style style:name="P58" style:family="paragraph">
      <loext:graphic-properties draw:opacity="0%"/>
      <style:paragraph-properties fo:text-align="center" style:writing-mode="lr-tb"/>
      <style:text-properties fo:font-size="8pt" style:font-size-asian="8pt" style:font-size-complex="8pt"/>
    </style:style>
    <style:style style:name="P59" style:family="paragraph">
      <loext:graphic-properties draw:fill="none" draw:fill-color="#ffffff"/>
      <style:paragraph-properties style:writing-mode="lr-tb"/>
      <style:text-properties fo:color="#ff7b59" fo:font-size="10pt" style:font-size-asian="10pt" style:font-size-complex="10pt"/>
    </style:style>
    <style:style style:name="P60" style:family="paragraph">
      <loext:graphic-properties draw:fill="solid"/>
      <style:paragraph-properties fo:text-align="center" style:writing-mode="lr-tb"/>
      <style:text-properties fo:color="#ff7b59" fo:font-size="14pt" style:font-size-asian="14pt" style:font-size-complex="14pt"/>
    </style:style>
    <style:style style:name="P61" style:family="paragraph">
      <style:paragraph-properties fo:text-align="center" style:writing-mode="lr-tb"/>
      <style:text-properties fo:font-size="14pt" style:font-size-asian="14pt" style:font-size-complex="14pt"/>
    </style:style>
    <style:style style:name="P62" style:family="paragraph">
      <loext:graphic-properties draw:fill-color="#ffffd7"/>
      <style:paragraph-properties fo:text-align="center" style:writing-mode="lr-tb"/>
      <style:text-properties fo:font-size="14pt" style:font-size-asian="14pt" style:font-size-complex="14pt"/>
    </style:style>
    <style:style style:name="P63" style:family="paragraph">
      <loext:graphic-properties draw:fill-color="#e0c2cd"/>
      <style:paragraph-properties fo:text-align="center" style:writing-mode="lr-tb"/>
      <style:text-properties fo:font-size="14pt" style:font-size-asian="14pt" style:font-size-complex="14pt"/>
    </style:style>
    <style:style style:name="P64" style:family="paragraph">
      <loext:graphic-properties draw:fill-color="#dee6ef"/>
      <style:paragraph-properties fo:text-align="center" style:writing-mode="lr-tb"/>
      <style:text-properties fo:font-size="14pt" style:font-size-asian="14pt" style:font-size-complex="14pt"/>
    </style:style>
    <style:style style:name="P65" style:family="paragraph">
      <loext:graphic-properties draw:fill-color="#e0c2cd"/>
      <style:paragraph-properties fo:text-align="center" style:writing-mode="lr-tb"/>
    </style:style>
    <style:style style:name="P66" style:family="paragraph">
      <loext:graphic-properties draw:fill-color="#dee6ef"/>
      <style:paragraph-properties fo:text-align="center" style:writing-mode="lr-tb"/>
    </style:style>
    <style:style style:name="P67" style:family="paragraph">
      <loext:graphic-properties draw:fill-color="#ffdbb6"/>
      <style:paragraph-properties fo:text-align="center" style:writing-mode="lr-tb"/>
      <style:text-properties fo:font-size="10.5pt" style:font-size-asian="10.5pt" style:font-size-complex="10.5pt"/>
    </style:style>
    <style:style style:name="P68" style:family="paragraph">
      <loext:graphic-properties draw:fill-color="#dde8cb"/>
      <style:paragraph-properties fo:text-align="center" style:writing-mode="lr-tb"/>
    </style:style>
    <style:style style:name="P69" style:family="paragraph">
      <loext:graphic-properties draw:fill-color="#f6f9d4"/>
      <style:paragraph-properties fo:text-align="center" style:writing-mode="lr-tb"/>
    </style:style>
    <style:style style:name="P70" style:family="paragraph">
      <loext:graphic-properties draw:fill="solid"/>
      <style:paragraph-properties fo:text-align="center" style:writing-mode="lr-tb"/>
    </style:style>
    <style:style style:name="P71" style:family="paragraph">
      <loext:graphic-properties draw:fill-color="#ff6d6d"/>
      <style:paragraph-properties fo:text-align="center" style:writing-mode="lr-tb"/>
      <style:text-properties fo:font-size="14pt" style:font-size-asian="14pt" style:font-size-complex="14pt"/>
    </style:style>
    <style:style style:name="P72" style:family="paragraph">
      <loext:graphic-properties draw:fill-color="#bbe33d"/>
      <style:paragraph-properties fo:text-align="center" style:writing-mode="lr-tb"/>
      <style:text-properties fo:font-size="14pt" style:font-size-asian="14pt" style:font-size-complex="14pt"/>
    </style:style>
    <style:style style:name="P73" style:family="paragraph">
      <loext:graphic-properties draw:fill-color="#b4c7dc"/>
      <style:paragraph-properties fo:text-align="center" style:writing-mode="lr-tb"/>
      <style:text-properties fo:font-size="14pt" style:font-size-asian="14pt" style:font-size-complex="14pt"/>
    </style:style>
    <style:style style:name="P74" style:family="paragraph">
      <loext:graphic-properties draw:fill="solid"/>
      <style:paragraph-properties fo:text-align="center" style:writing-mode="lr-tb"/>
      <style:text-properties fo:font-size="14pt" style:font-size-asian="14pt" style:font-size-complex="14pt"/>
    </style:style>
    <style:style style:name="P75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76" style:family="paragraph">
      <loext:graphic-properties draw:fill-color="#ffffff"/>
      <style:paragraph-properties fo:text-align="center" style:writing-mode="lr-tb"/>
    </style:style>
    <style:style style:name="P77" style:family="paragraph">
      <loext:graphic-properties draw:fill-color="#ffffff" draw:opacity="0%"/>
      <style:paragraph-properties fo:text-align="center" style:writing-mode="lr-tb"/>
    </style:style>
    <style:style style:name="P78" style:family="paragraph">
      <loext:graphic-properties draw:fill="solid"/>
      <style:paragraph-properties fo:text-align="center" style:writing-mode="lr-tb"/>
      <style:text-properties fo:font-size="8pt" style:font-size-asian="8pt" style:font-size-complex="8pt"/>
    </style:style>
    <style:style style:name="P79" style:family="paragraph">
      <loext:graphic-properties draw:fill-color="#dee6ef"/>
      <style:paragraph-properties fo:text-align="center"/>
    </style:style>
    <style:style style:name="P80" style:family="paragraph">
      <loext:graphic-properties draw:fill-color="#f6f9d4"/>
      <style:paragraph-properties fo:text-align="center"/>
    </style:style>
    <style:style style:name="P81" style:family="paragraph">
      <style:paragraph-properties fo:text-align="start" style:writing-mode="lr-tb"/>
      <style:text-properties fo:font-size="10.5pt" style:font-size-asian="10.5pt" style:font-size-complex="10.5pt"/>
    </style:style>
    <style:style style:name="P82" style:family="paragraph">
      <loext:graphic-properties draw:fill-color="#f6f9d4"/>
      <style:paragraph-properties fo:text-align="start" style:writing-mode="lr-tb"/>
      <style:text-properties fo:font-size="10.5pt" style:font-size-asian="10.5pt" style:font-size-complex="10.5pt"/>
    </style:style>
    <style:style style:name="P83" style:family="paragraph">
      <loext:graphic-properties draw:fill-color="#ec9ba4"/>
      <style:paragraph-properties fo:text-align="start" style:writing-mode="lr-tb"/>
      <style:text-properties fo:font-size="10.5pt" style:font-size-asian="10.5pt" style:font-size-complex="10.5pt"/>
    </style:style>
    <style:style style:name="P84" style:family="paragraph">
      <loext:graphic-properties draw:fill-color="#dddddd"/>
      <style:paragraph-properties fo:text-align="center" style:writing-mode="lr-tb"/>
      <style:text-properties fo:font-size="12pt" style:font-size-asian="12pt" style:font-size-complex="12pt"/>
    </style:style>
    <style:style style:name="P85" style:family="paragraph">
      <loext:graphic-properties draw:fill-color="#b4c7dc"/>
      <style:paragraph-properties fo:text-align="center" style:writing-mode="lr-tb"/>
      <style:text-properties fo:font-size="12pt" style:font-size-asian="12pt" style:font-size-complex="12pt"/>
    </style:style>
    <style:style style:name="P86" style:family="paragraph">
      <loext:graphic-properties draw:fill-color="#ffb66c"/>
      <style:paragraph-properties fo:text-align="center" style:writing-mode="lr-tb"/>
      <style:text-properties fo:font-size="12pt" style:font-size-asian="12pt" style:font-size-complex="12pt"/>
    </style:style>
    <style:style style:name="P87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ff3838" fo:font-size="12pt" style:font-size-asian="12pt" style:font-size-complex="12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ff7b59" fo:font-size="10.5pt" style:font-size-asian="10.5pt" style:font-size-complex="10.5pt"/>
    </style:style>
    <style:style style:name="T11" style:family="text">
      <style:text-properties fo:color="#ff7b59" fo:font-size="10pt" style:font-size-asian="10pt" style:font-size-complex="10pt"/>
    </style:style>
    <style:style style:name="T12" style:family="text">
      <style:text-properties fo:color="#ff3838" fo:font-size="10.5pt" style:font-size-asian="10.5pt" style:font-size-complex="10.5pt"/>
    </style:style>
    <style:style style:name="T13" style:family="text">
      <style:text-properties fo:color="#ff7b59" fo:font-size="14pt" style:font-size-asian="14pt" style:font-size-complex="14pt"/>
    </style:style>
    <style:style style:name="T14" style:family="text">
      <style:text-properties fo:color="#bbe33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" draw:id="id1" draw:layer="layout" svg:width="2.3cm" svg:height="1.5cm" svg:x="-3.1cm" svg:y="2.5cm">
          <text:p text:style-name="P1"><text:span text:style-name="T1">负载均衡</text:span></text:p>
          <text:p text:style-name="P1"><text:span text:style-name="T1">服务器</text:span></text:p>
          <draw:enhanced-geometry svg:viewBox="0 0 21600 21600" draw:type="rectangle" draw:enhanced-path="M 0 0 L 21600 0 21600 21600 0 21600 0 0 Z N"/>
        </draw:custom-shape>
        <draw:g xml:id="id2" draw:id="id2">
          <draw:custom-shape draw:style-name="gr2" draw:text-style-name="P2" draw:layer="layout" svg:width="2.4cm" svg:height="1cm" svg:x="1.9cm" svg:y="2.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4cm" svg:height="1cm" svg:x="2.1cm" svg:y="2.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2.4cm" svg:height="1cm" svg:x="2.4cm" svg:y="3cm">
            <text:p text:style-name="P1"><text:span text:style-name="T1">应用服</text:span><text:span text:style-name="T1">务器</text:span>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4" draw:text-style-name="P4" draw:layer="layout" svg:width="2.4cm" svg:height="1cm" svg:x="7.7cm" svg:y="0.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4cm" svg:height="1cm" svg:x="7.9cm" svg:y="0.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2.4cm" svg:height="1cm" svg:x="8.2cm" svg:y="0.8cm">
            <text:p text:style-name="P1"><text:span text:style-name="T1">文件服务器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6" draw:text-style-name="P6" draw:layer="layout" svg:width="2.4cm" svg:height="1cm" svg:x="7.7cm" svg:y="2.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4cm" svg:height="1cm" svg:x="7.9cm" svg:y="2.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2.4cm" svg:height="1cm" svg:x="8.2cm" svg:y="3cm">
            <text:p text:style-name="P1"><text:span text:style-name="T1">缓</text:span><text:span text:style-name="T1">存</text:span><text:span text:style-name="T1">服</text:span><text:span text:style-name="T1">务</text:span><text:span text:style-name="T1">器</text:span>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9" xml:id="id6" draw:id="id6" draw:layer="layout" svg:width="2.5cm" svg:height="1.3cm" svg:x="4.3cm" svg:y="6.3cm">
          <text:p text:style-name="P8"><text:span text:style-name="T2">数据库服务器</text:span></text:p>
          <text:p text:style-name="P8"><text:span text:style-name="T2">主</text:span></text:p>
          <draw:enhanced-geometry svg:viewBox="0 0 88 21600" draw:mirror-vertical="false" draw:mirror-horizont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xml:id="id5" draw:id="id5">
          <draw:custom-shape draw:style-name="gr9" draw:text-style-name="P10" draw:layer="layout" svg:width="2.5cm" svg:height="1.3cm" svg:x="7.7cm" svg:y="5.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10" draw:layer="layout" svg:width="2.5cm" svg:height="1.3cm" svg:x="8cm" svg:y="5.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" draw:text-style-name="P10" draw:layer="layout" svg:width="2.5cm" svg:height="1.3cm" svg:x="8.3cm" svg:y="5.7cm">
            <text:p text:style-name="P8"><text:span text:style-name="T2">数据库服务</text:span><text:span text:style-name="T2">器</text:span></text:p>
            <text:p text:style-name="P8"><text:span text:style-name="T2">从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10" draw:text-style-name="P11" draw:layer="layout" draw:type="line" svg:x1="-0.8cm" svg:y1="3.25cm" svg:x2="1.9cm" svg:y2="3.25cm" draw:start-shape="id1" draw:start-glue-point="1" draw:end-shape="id2" draw:end-glue-point="3" svg:d="M-800 3250h2700" svg:viewBox="0 0 2701 1">
          <text:p/>
        </draw:connector>
        <draw:connector draw:style-name="gr10" draw:text-style-name="P11" draw:layer="layout" draw:type="line" svg:x1="4.8cm" svg:y1="3.25cm" svg:x2="7.7cm" svg:y2="3.25cm" draw:start-shape="id2" draw:start-glue-point="1" draw:end-shape="id3" draw:end-glue-point="3" svg:d="M4800 3250h2900" svg:viewBox="0 0 2901 1">
          <text:p/>
        </draw:connector>
        <draw:connector draw:style-name="gr10" draw:text-style-name="P11" draw:layer="layout" draw:type="line" svg:x1="4.8cm" svg:y1="3.25cm" svg:x2="7.7cm" svg:y2="1.05cm" draw:start-shape="id2" draw:start-glue-point="1" draw:end-shape="id4" draw:end-glue-point="3" svg:d="M4800 3250l2900-2200" svg:viewBox="0 0 2901 2201">
          <text:p/>
        </draw:connector>
        <draw:connector draw:style-name="gr11" draw:text-style-name="P13" draw:layer="layout" draw:type="line" svg:x1="4.8cm" svg:y1="3.25cm" svg:x2="7.7cm" svg:y2="6.05cm" draw:start-shape="id2" draw:start-glue-point="1" draw:end-shape="id5" draw:end-glue-point="3" svg:d="M4800 3250l2900 2800" svg:viewBox="0 0 2901 2801">
          <text:p text:style-name="P12"><text:span text:style-name="T1">读</text:span></text:p>
        </draw:connector>
        <draw:connector draw:style-name="gr11" draw:text-style-name="P13" draw:layer="layout" draw:type="line" svg:x1="4.8cm" svg:y1="3.25cm" svg:x2="5.55cm" svg:y2="6.3cm" draw:start-shape="id2" draw:start-glue-point="1" draw:end-shape="id6" draw:end-glue-point="5" svg:d="M4800 3250l750 3050" svg:viewBox="0 0 751 3051">
          <text:p text:style-name="P12"><text:span text:style-name="T1">写</text:span></text:p>
        </draw:connector>
        <draw:connector draw:style-name="gr11" draw:text-style-name="P14" draw:layer="layout" svg:x1="5.55cm" svg:y1="7.6cm" svg:x2="9.25cm" svg:y2="7cm" draw:start-shape="id6" draw:start-glue-point="7" draw:end-shape="id5" draw:end-glue-point="2" svg:d="M5550 7600v502h3700v-1102" svg:viewBox="0 0 3701 1103">
          <text:p text:style-name="P12"><text:span text:style-name="T3"/></text:p>
          <text:p text:style-name="P12"><text:span text:style-name="T3"/></text:p>
          <text:p text:style-name="P12"><text:span text:style-name="T3">主从复制</text:span></text:p>
        </draw:connector>
        <draw:custom-shape draw:style-name="gr1" draw:text-style-name="P1" xml:id="id7" draw:id="id7" draw:layer="layout" svg:width="2.3cm" svg:height="1.5cm" svg:x="0.9cm" svg:y="13.798cm">
          <text:p text:style-name="P1"><text:span text:style-name="T1">负载均衡</text:span></text:p>
          <text:p text:style-name="P1"><text:span text:style-name="T1">服务器</text:span></text:p>
          <draw:enhanced-geometry svg:viewBox="0 0 21600 21600" draw:type="rectangle" draw:enhanced-path="M 0 0 L 21600 0 21600 21600 0 21600 0 0 Z N"/>
        </draw:custom-shape>
        <draw:g xml:id="id10" draw:id="id10">
          <draw:custom-shape draw:style-name="gr4" draw:text-style-name="P4" draw:layer="layout" svg:width="2.4cm" svg:height="1cm" svg:x="14.7cm" svg:y="11.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2.4cm" svg:height="1cm" svg:x="14.9cm" svg:y="11.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2.4cm" svg:height="1cm" svg:x="15.2cm" svg:y="11.6cm">
            <text:p text:style-name="P1"><text:span text:style-name="T1">分</text:span><text:span text:style-name="T1">布</text:span><text:span text:style-name="T1">式</text:span><text:span text:style-name="T1">存</text:span><text:span text:style-name="T1">储</text:span></text:p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6" draw:text-style-name="P6" draw:layer="layout" svg:width="2.4cm" svg:height="1cm" svg:x="15.6cm" svg:y="13.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2.4cm" svg:height="1cm" svg:x="15.8cm" svg:y="13.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2.4cm" svg:height="1cm" svg:x="16.1cm" svg:y="14.1cm">
            <text:p text:style-name="P1"><text:span text:style-name="T1">分布式缓存</text:span></text:p>
            <draw:enhanced-geometry svg:viewBox="0 0 21600 21600" draw:type="rectangle" draw:enhanced-path="M 0 0 L 21600 0 21600 21600 0 21600 0 0 Z N"/>
          </draw:custom-shape>
        </draw:g>
        <draw:g xml:id="id8" draw:id="id8">
          <draw:g>
            <draw:custom-shape draw:style-name="gr2" draw:text-style-name="P2" draw:layer="layout" svg:width="2.4cm" svg:height="1cm" svg:x="5.9cm" svg:y="12.79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2.4cm" svg:height="1cm" svg:x="6.1cm" svg:y="13.09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5" draw:layer="layout" svg:width="2.4cm" svg:height="1cm" svg:x="6.4cm" svg:y="13.298cm">
              <text:p text:style-name="P8"><text:span text:style-name="T2">业务</text:span><text:span text:style-name="T2">1</text:span></text:p>
              <text:p text:style-name="P8"><text:span text:style-name="T2">应用服务器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2.4cm" svg:height="1cm" svg:x="5.9cm" svg:y="14.9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2.4cm" svg:height="1cm" svg:x="6.1cm" svg:y="15.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5" draw:layer="layout" svg:width="2.4cm" svg:height="1cm" svg:x="6.4cm" svg:y="15.4cm">
              <text:p text:style-name="P8"><text:span text:style-name="T2">业务</text:span><text:span text:style-name="T2">N</text:span></text:p>
              <text:p text:style-name="P8"><text:span text:style-name="T2">应用服务器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2" draw:text-style-name="P16" draw:layer="layout" svg:width="3.7cm" svg:height="4.8cm" svg:x="5.6cm" svg:y="12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17" draw:layer="layout" svg:width="1.175cm" svg:height="0.662cm" svg:x="6.725cm" svg:y="14.238cm">
            <draw:text-box>
              <text:p><text:span text:style-name="T2">…</text:span><text:span text:style-name="T2">...</text:span></text:p>
            </draw:text-box>
          </draw:frame>
        </draw:g>
        <draw:g xml:id="id9" draw:id="id9">
          <draw:custom-shape draw:style-name="gr14" draw:text-style-name="P18" draw:layer="layout" svg:width="2.4cm" svg:height="1cm" svg:x="10.9cm" svg:y="10.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8" draw:layer="layout" svg:width="2.4cm" svg:height="1cm" svg:x="11.1cm" svg:y="10.4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0" draw:layer="layout" svg:width="2.4cm" svg:height="1cm" svg:x="11.4cm" svg:y="10.6cm">
            <text:p text:style-name="P19"><text:span text:style-name="T4">分布式消息中间件</text:span></text:p>
            <draw:enhanced-geometry svg:viewBox="0 0 21600 21600" draw:type="rectangle" draw:enhanced-path="M 0 0 L 21600 0 21600 21600 0 21600 0 0 Z N"/>
          </draw:custom-shape>
        </draw:g>
        <draw:g xml:id="id12" draw:id="id12">
          <draw:custom-shape draw:style-name="gr16" draw:text-style-name="P21" draw:layer="layout" svg:width="2.4cm" svg:height="1cm" svg:x="12.4cm" svg:y="15.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1" draw:layer="layout" svg:width="2.4cm" svg:height="1cm" svg:x="12.6cm" svg:y="15.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22" draw:layer="layout" svg:width="2.4cm" svg:height="1cm" svg:x="12.9cm" svg:y="15.6cm">
            <text:p text:style-name="P1"><text:span text:style-name="T1">关系数据库</text:span></text:p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18" draw:text-style-name="P23" draw:layer="layout" svg:width="2.4cm" svg:height="1cm" svg:x="14.9cm" svg:y="17.1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3" draw:layer="layout" svg:width="2.4cm" svg:height="1cm" svg:x="15.1cm" svg:y="17.4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24" draw:layer="layout" svg:width="2.4cm" svg:height="1cm" svg:x="15.4cm" svg:y="17.6cm">
            <text:p text:style-name="P8"><text:span text:style-name="T2">NoSQL</text:span><text:span text:style-name="T2">数据库</text:span></text:p>
            <draw:enhanced-geometry svg:viewBox="0 0 21600 21600" draw:type="rectangle" draw:enhanced-path="M 0 0 L 21600 0 21600 21600 0 21600 0 0 Z N"/>
          </draw:custom-shape>
        </draw:g>
        <draw:g xml:id="id14" draw:id="id14">
          <draw:custom-shape draw:style-name="gr20" draw:text-style-name="P25" draw:layer="layout" svg:width="2.4cm" svg:height="1cm" svg:x="10.8cm" svg:y="18.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25" draw:layer="layout" svg:width="2.4cm" svg:height="1cm" svg:x="11cm" svg:y="18.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7" draw:layer="layout" svg:width="2.4cm" svg:height="1cm" svg:x="11.3cm" svg:y="18.8cm">
            <text:p text:style-name="P26"><text:span text:style-name="T3">搜索引擎服务器</text:span></text:p>
            <draw:enhanced-geometry svg:viewBox="0 0 21600 21600" draw:type="rectangle" draw:enhanced-path="M 0 0 L 21600 0 21600 21600 0 21600 0 0 Z N"/>
          </draw:custom-shape>
        </draw:g>
        <draw:connector draw:style-name="gr10" draw:text-style-name="P11" draw:layer="layout" draw:type="line" svg:x1="3.2cm" svg:y1="14.548cm" svg:x2="5.6cm" svg:y2="14.6cm" draw:start-shape="id7" draw:start-glue-point="1" draw:end-shape="id8" draw:end-glue-point="3" svg:d="M3200 14548l2400 52" svg:viewBox="0 0 2401 53">
          <text:p/>
        </draw:connector>
        <draw:connector draw:style-name="gr10" draw:text-style-name="P11" draw:layer="layout" draw:type="line" svg:x1="9.3cm" svg:y1="14.6cm" svg:x2="12.35cm" svg:y2="11.6cm" draw:start-shape="id8" draw:start-glue-point="1" draw:end-shape="id9" draw:end-glue-point="2" svg:d="M9300 14600l3050-3000" svg:viewBox="0 0 3051 3001">
          <text:p/>
        </draw:connector>
        <draw:connector draw:style-name="gr10" draw:text-style-name="P11" draw:layer="layout" draw:type="line" svg:x1="9.3cm" svg:y1="14.6cm" svg:x2="14.7cm" svg:y2="11.85cm" draw:start-shape="id8" draw:start-glue-point="1" draw:end-shape="id10" draw:end-glue-point="3" svg:d="M9300 14600l5400-2750" svg:viewBox="0 0 5401 2751">
          <text:p/>
        </draw:connector>
        <draw:connector draw:style-name="gr10" draw:text-style-name="P11" draw:layer="layout" draw:type="line" svg:x1="9.3cm" svg:y1="14.6cm" svg:x2="15.6cm" svg:y2="14.35cm" draw:start-shape="id8" draw:start-glue-point="1" draw:end-shape="id11" draw:end-glue-point="3" svg:d="M9300 14600l6300-250" svg:viewBox="0 0 6301 251">
          <text:p/>
        </draw:connector>
        <draw:connector draw:style-name="gr10" draw:text-style-name="P11" draw:layer="layout" draw:type="line" svg:x1="9.3cm" svg:y1="14.6cm" svg:x2="12.4cm" svg:y2="15.85cm" draw:start-shape="id8" draw:start-glue-point="1" draw:end-shape="id12" draw:end-glue-point="3" svg:d="M9300 14600l3100 1250" svg:viewBox="0 0 3101 1251">
          <text:p/>
        </draw:connector>
        <draw:connector draw:style-name="gr10" draw:text-style-name="P11" draw:layer="layout" draw:type="line" svg:x1="9.3cm" svg:y1="14.6cm" svg:x2="14.9cm" svg:y2="17.85cm" draw:start-shape="id8" draw:start-glue-point="1" draw:end-shape="id13" draw:end-glue-point="3" svg:d="M9300 14600l5600 3250" svg:viewBox="0 0 5601 3251">
          <text:p/>
        </draw:connector>
        <draw:connector draw:style-name="gr10" draw:text-style-name="P11" draw:layer="layout" draw:type="line" svg:x1="9.3cm" svg:y1="14.6cm" svg:x2="12.25cm" svg:y2="18.3cm" draw:start-shape="id8" draw:start-glue-point="1" draw:end-shape="id14" draw:end-glue-point="0" svg:d="M9300 14600l2950 3700" svg:viewBox="0 0 2951 3701">
          <text:p/>
        </draw:connector>
        <draw:custom-shape draw:style-name="gr22" draw:text-style-name="P29" xml:id="id15" draw:id="id15" draw:layer="layout" svg:width="3.1cm" svg:height="1.2cm" svg:x="3.7cm" svg:y="24.2cm">
          <text:p text:style-name="P28"><text:span text:style-name="T5">负载均衡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0" xml:id="id16" draw:id="id16" draw:layer="layout" svg:width="3.1cm" svg:height="1.2cm" svg:x="1.2cm" svg:y="27.1cm">
          <text:p text:style-name="P28"><text:span text:style-name="T5">业务服务</text:span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0" xml:id="id17" draw:id="id17" draw:layer="layout" svg:width="3.1cm" svg:height="1.2cm" svg:x="6.3cm" svg:y="27.1cm">
          <text:p text:style-name="P28"><text:span text:style-name="T5">业务服务</text:span><text:span text:style-name="T5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31" draw:layer="layout" svg:width="1.67cm" svg:height="0.962cm" svg:x="4.5cm" svg:y="27.1cm">
          <draw:text-box>
            <text:p>…...</text:p>
          </draw:text-box>
        </draw:frame>
        <draw:frame draw:style-name="gr25" draw:text-style-name="P31" draw:layer="layout" svg:width="2.407cm" svg:height="2.089cm" svg:x="4cm" svg:y="29.1cm">
          <draw:text-box>
            <text:p>其他服</text:p>
            <text:p>务组件</text:p>
          </draw:text-box>
        </draw:frame>
        <draw:connector draw:style-name="gr10" draw:text-style-name="P11" draw:layer="layout" svg:x1="5.25cm" svg:y1="25.4cm" svg:x2="2.75cm" svg:y2="27.1cm" draw:start-shape="id15" draw:start-glue-point="2" draw:end-shape="id16" draw:end-glue-point="0" svg:d="M5250 25400v851h-2500v849" svg:viewBox="0 0 2501 1701">
          <text:p/>
        </draw:connector>
        <draw:connector draw:style-name="gr10" draw:text-style-name="P11" draw:layer="layout" svg:x1="5.25cm" svg:y1="25.4cm" svg:x2="7.85cm" svg:y2="27.1cm" draw:start-shape="id15" draw:start-glue-point="2" draw:end-shape="id17" draw:end-glue-point="0" svg:d="M5250 25400v851h2600v849" svg:viewBox="0 0 2601 1701">
          <text:p/>
        </draw:connector>
        <draw:custom-shape draw:style-name="gr26" draw:text-style-name="P16" draw:layer="layout" svg:width="9.1cm" svg:height="7.9cm" svg:x="0.7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9" xml:id="id18" draw:id="id18" draw:layer="layout" svg:width="3.1cm" svg:height="1.2cm" svg:x="14.2cm" svg:y="24.2cm">
          <text:p text:style-name="P28"><text:span text:style-name="T5">负载均衡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0" xml:id="id19" draw:id="id19" draw:layer="layout" svg:width="3.1cm" svg:height="1.2cm" svg:x="11.7cm" svg:y="27.1cm">
          <text:p text:style-name="P28"><text:span text:style-name="T5">业务服务</text:span><text:span text:style-name="T5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0" xml:id="id20" draw:id="id20" draw:layer="layout" svg:width="3.1cm" svg:height="1.2cm" svg:x="16.8cm" svg:y="27.1cm">
          <text:p text:style-name="P28"><text:span text:style-name="T5">业务服务</text:span><text:span text:style-name="T5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31" draw:layer="layout" svg:width="1.67cm" svg:height="0.962cm" svg:x="15cm" svg:y="27.1cm">
          <draw:text-box>
            <text:p>…...</text:p>
          </draw:text-box>
        </draw:frame>
        <draw:frame draw:style-name="gr25" draw:text-style-name="P31" draw:layer="layout" svg:width="2.407cm" svg:height="2.089cm" svg:x="14.5cm" svg:y="29.1cm">
          <draw:text-box>
            <text:p>其他服</text:p>
            <text:p>务组件</text:p>
          </draw:text-box>
        </draw:frame>
        <draw:connector draw:style-name="gr10" draw:text-style-name="P11" draw:layer="layout" svg:x1="15.75cm" svg:y1="25.4cm" svg:x2="13.25cm" svg:y2="27.1cm" draw:start-shape="id18" draw:start-glue-point="2" draw:end-shape="id19" draw:end-glue-point="0" svg:d="M15750 25400v851h-2500v849" svg:viewBox="0 0 2501 1701">
          <text:p/>
        </draw:connector>
        <draw:connector draw:style-name="gr10" draw:text-style-name="P11" draw:layer="layout" svg:x1="15.75cm" svg:y1="25.4cm" svg:x2="18.35cm" svg:y2="27.1cm" draw:start-shape="id18" draw:start-glue-point="2" draw:end-shape="id20" draw:end-glue-point="0" svg:d="M15750 25400v851h2600v849" svg:viewBox="0 0 2601 1701">
          <text:p/>
        </draw:connector>
        <draw:custom-shape draw:style-name="gr26" draw:text-style-name="P16" draw:layer="layout" svg:width="9.1cm" svg:height="7.9cm" svg:x="11.2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3" xml:id="id21" draw:id="id21" draw:layer="layout" svg:width="3.1cm" svg:height="1cm" svg:x="8.8cm" svg:y="21.1cm">
          <text:p text:style-name="P32">F5</text:p>
          <draw:enhanced-geometry svg:viewBox="0 0 21600 21600" draw:type="rectangle" draw:enhanced-path="M 0 0 L 21600 0 21600 21600 0 21600 0 0 Z N"/>
        </draw:custom-shape>
        <draw:connector draw:style-name="gr10" draw:text-style-name="P11" draw:layer="layout" svg:x1="10.35cm" svg:y1="22.1cm" svg:x2="5.25cm" svg:y2="24.2cm" draw:start-shape="id21" draw:start-glue-point="2" draw:end-shape="id15" draw:end-glue-point="0" svg:d="M10350 22100v1050h-5100v1050" svg:viewBox="0 0 5101 2101">
          <text:p/>
        </draw:connector>
        <draw:connector draw:style-name="gr10" draw:text-style-name="P11" draw:layer="layout" svg:x1="10.35cm" svg:y1="22.1cm" svg:x2="15.75cm" svg:y2="24.2cm" draw:start-shape="id21" draw:start-glue-point="2" draw:end-shape="id18" draw:end-glue-point="0" svg:d="M10350 22100v1050h5400v1050" svg:viewBox="0 0 5401 2101">
          <text:p/>
        </draw:connector>
        <draw:frame draw:style-name="gr28" draw:text-style-name="P31" draw:layer="layout" svg:width="2.306cm" svg:height="1.17cm" svg:x="1.394cm" svg:y="23.03cm">
          <draw:text-box>
            <text:p>集群1</text:p>
          </draw:text-box>
        </draw:frame>
        <draw:frame draw:style-name="gr28" draw:text-style-name="P31" draw:layer="layout" svg:width="2.306cm" svg:height="1.17cm" svg:x="17.481cm" svg:y="22.977cm">
          <draw:text-box>
            <text:p>集群2</text:p>
          </draw:text-box>
        </draw:frame>
        <draw:custom-shape draw:style-name="gr29" draw:text-style-name="P30" xml:id="id28" draw:id="id28" draw:layer="layout" svg:width="2.487cm" svg:height="0.926cm" svg:x="19.64cm" svg:y="0.394cm">
          <text:p text:style-name="P28"><text:span text:style-name="T5">D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6" draw:layer="layout" svg:width="7.858cm" svg:height="5.054cm" svg:x="12.569cm" svg:y="2.7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5" xml:id="id22" draw:id="id22" draw:layer="layout" svg:width="1.878cm" svg:height="0.873cm" svg:x="15.374cm" svg:y="3.122cm">
          <text:p text:style-name="P34"><text:span text:style-name="T6">F5</text:span></text:p>
          <draw:enhanced-geometry svg:viewBox="0 0 21600 21600" draw:type="rectangle" draw:enhanced-path="M 0 0 L 21600 0 21600 21600 0 21600 0 0 Z N"/>
        </draw:custom-shape>
        <draw:custom-shape draw:style-name="gr32" draw:text-style-name="P36" xml:id="id23" draw:id="id23" draw:layer="layout" svg:width="2.831cm" svg:height="2.276cm" svg:x="12.81cm" svg:y="5.295cm">
          <text:p text:style-name="P1"><text:span text:style-name="T1">集群</text:span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6" xml:id="id24" draw:id="id24" draw:layer="layout" svg:width="2.831cm" svg:height="2.276cm" svg:x="17.334cm" svg:y="5.295cm">
          <text:p text:style-name="P1"><text:span text:style-name="T1">集群</text:span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37" draw:layer="layout" svg:width="1.349cm" svg:height="0.865cm" svg:x="12.845cm" svg:y="3.107cm">
          <draw:text-box>
            <text:p><text:span text:style-name="T1">北京</text:span></text:p>
          </draw:text-box>
        </draw:frame>
        <draw:connector draw:style-name="gr34" draw:text-style-name="P11" draw:layer="layout" svg:x1="16.313cm" svg:y1="3.995cm" svg:x2="14.226cm" svg:y2="5.295cm" draw:start-shape="id22" draw:start-glue-point="2" draw:end-shape="id23" draw:end-glue-point="4" svg:d="M16313 3995v650h-2087v650" svg:viewBox="0 0 2088 1301">
          <text:p/>
        </draw:connector>
        <draw:connector draw:style-name="gr34" draw:text-style-name="P11" draw:layer="layout" svg:x1="16.313cm" svg:y1="3.995cm" svg:x2="18.75cm" svg:y2="5.295cm" draw:start-shape="id22" draw:start-glue-point="2" draw:end-shape="id24" draw:end-glue-point="4" svg:d="M16313 3995v650h2437v650" svg:viewBox="0 0 2438 1301">
          <text:p/>
        </draw:connector>
        <draw:custom-shape draw:style-name="gr30" draw:text-style-name="P16" draw:layer="layout" svg:width="7.858cm" svg:height="5.054cm" svg:x="21.565cm" svg:y="2.72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5" xml:id="id25" draw:id="id25" draw:layer="layout" svg:width="1.878cm" svg:height="0.873cm" svg:x="24.37cm" svg:y="3.122cm">
          <text:p text:style-name="P34"><text:span text:style-name="T6">F5</text:span></text:p>
          <draw:enhanced-geometry svg:viewBox="0 0 21600 21600" draw:type="rectangle" draw:enhanced-path="M 0 0 L 21600 0 21600 21600 0 21600 0 0 Z N"/>
        </draw:custom-shape>
        <draw:custom-shape draw:style-name="gr32" draw:text-style-name="P36" xml:id="id26" draw:id="id26" draw:layer="layout" svg:width="2.831cm" svg:height="2.276cm" svg:x="21.806cm" svg:y="5.295cm">
          <text:p text:style-name="P1"><text:span text:style-name="T1">集群</text:span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6" xml:id="id27" draw:id="id27" draw:layer="layout" svg:width="2.831cm" svg:height="2.276cm" svg:x="26.33cm" svg:y="5.295cm">
          <text:p text:style-name="P1"><text:span text:style-name="T1">集群</text:span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37" draw:layer="layout" svg:width="1.349cm" svg:height="0.865cm" svg:x="21.841cm" svg:y="3.107cm">
          <draw:text-box>
            <text:p><text:span text:style-name="T1">广州</text:span></text:p>
          </draw:text-box>
        </draw:frame>
        <draw:connector draw:style-name="gr34" draw:text-style-name="P11" draw:layer="layout" svg:x1="25.309cm" svg:y1="3.995cm" svg:x2="23.222cm" svg:y2="5.295cm" draw:start-shape="id25" draw:start-glue-point="2" draw:end-shape="id26" draw:end-glue-point="4" svg:d="M25309 3995v650h-2087v650" svg:viewBox="0 0 2088 1301">
          <text:p/>
        </draw:connector>
        <draw:connector draw:style-name="gr34" draw:text-style-name="P11" draw:layer="layout" svg:x1="25.309cm" svg:y1="3.995cm" svg:x2="27.746cm" svg:y2="5.295cm" draw:start-shape="id25" draw:start-glue-point="2" draw:end-shape="id27" draw:end-glue-point="4" svg:d="M25309 3995v650h2437v650" svg:viewBox="0 0 2438 1301">
          <text:p/>
        </draw:connector>
        <draw:connector draw:style-name="gr34" draw:text-style-name="P11" draw:layer="layout" svg:x1="20.883cm" svg:y1="1.32cm" svg:x2="16.313cm" svg:y2="3.122cm" draw:start-shape="id28" draw:start-glue-point="2" draw:end-shape="id22" draw:end-glue-point="0" svg:d="M20883 1320v901h-4570v901" svg:viewBox="0 0 4571 1803">
          <text:p/>
        </draw:connector>
        <draw:connector draw:style-name="gr34" draw:text-style-name="P11" draw:layer="layout" svg:x1="20.883cm" svg:y1="1.32cm" svg:x2="25.309cm" svg:y2="3.122cm" draw:start-shape="id28" draw:start-glue-point="2" draw:end-shape="id25" draw:end-glue-point="0" svg:d="M20883 1320v901h4426v901" svg:viewBox="0 0 4427 1803">
          <text:p/>
        </draw:connector>
        <draw:custom-shape draw:style-name="gr35" draw:text-style-name="P38" draw:layer="layout" svg:width="5.503cm" svg:height="6.323cm" svg:x="2.672cm" svg:y="33.4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9" xml:id="id29" draw:id="id29" draw:layer="layout" svg:width="1.561cm" svg:height="0.768cm" svg:x="2.889cm" svg:y="33.708cm">
          <text:p text:style-name="P1"><text:span text:style-name="T1">服务</text:span><text:span text:style-name="T1">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32" draw:id="id32" draw:layer="layout" svg:width="1.561cm" svg:height="0.768cm" svg:x="4.656cm" svg:y="33.708cm">
          <text:p text:style-name="P1"><text:span text:style-name="T1">服务</text:span><text:span text:style-name="T1">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1" xml:id="id31" draw:id="id31" draw:layer="layout" svg:width="1.561cm" svg:height="0.768cm" svg:x="6.479cm" svg:y="33.708cm">
          <text:p text:style-name="P1"><text:span text:style-name="T1">服务</text:span><text:span text:style-name="T1">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2" xml:id="id30" draw:id="id30" draw:layer="layout" svg:width="2.143cm" svg:height="0.82cm" svg:x="4.365cm" svg:y="38.474cm">
          <text:p text:style-name="P34"><text:span text:style-name="T6">服务</text:span><text:span text:style-name="T6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1" draw:layer="layout" svg:x1="3.669cm" svg:y1="34.476cm" svg:x2="5.436cm" svg:y2="38.474cm" draw:start-shape="id29" draw:start-glue-point="2" draw:end-shape="id30" draw:end-glue-point="0" svg:d="M3669 34476v2000h1767v1998" svg:viewBox="0 0 1768 3999">
          <text:p/>
        </draw:connector>
        <draw:connector draw:style-name="gr10" draw:text-style-name="P11" draw:layer="layout" svg:x1="7.259cm" svg:y1="34.476cm" svg:x2="5.436cm" svg:y2="38.474cm" draw:start-shape="id31" draw:start-glue-point="2" draw:end-shape="id30" draw:end-glue-point="0" svg:d="M7259 34476v2000h-1823v1998" svg:viewBox="0 0 1824 3999">
          <text:p/>
        </draw:connector>
        <draw:connector draw:style-name="gr10" draw:text-style-name="P11" draw:layer="layout" draw:type="line" svg:x1="5.436cm" svg:y1="34.476cm" svg:x2="5.436cm" svg:y2="38.474cm" draw:start-shape="id32" draw:start-glue-point="2" draw:end-shape="id30" draw:end-glue-point="0" svg:d="M5436 34476v3998" svg:viewBox="0 0 1 3999">
          <text:p/>
        </draw:connector>
        <draw:frame draw:style-name="gr40" draw:text-style-name="P37" draw:layer="layout" svg:width="2.195cm" svg:height="0.865cm" svg:x="2.91cm" svg:y="37.175cm">
          <draw:text-box>
            <text:p><text:span text:style-name="T1">直接调用</text:span></text:p>
          </draw:text-box>
        </draw:frame>
        <draw:frame draw:style-name="gr41" draw:text-style-name="P43" draw:layer="layout" svg:width="2.979cm" svg:height="0.971cm" svg:x="4.021cm" svg:y="32.537cm">
          <draw:text-box>
            <text:p><text:span text:style-name="T7">紧耦合模式</text:span></text:p>
          </draw:text-box>
        </draw:frame>
        <draw:custom-shape draw:style-name="gr35" draw:text-style-name="P38" draw:layer="layout" svg:width="5.503cm" svg:height="6.323cm" svg:x="11.88cm" svg:y="33.4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9" xml:id="id36" draw:id="id36" draw:layer="layout" svg:width="1.561cm" svg:height="0.768cm" svg:x="12.097cm" svg:y="33.708cm">
          <text:p text:style-name="P1"><text:span text:style-name="T1">服务</text:span><text:span text:style-name="T1">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0" xml:id="id33" draw:id="id33" draw:layer="layout" svg:width="1.561cm" svg:height="0.768cm" svg:x="13.935cm" svg:y="33.708cm">
          <text:p text:style-name="P1"><text:span text:style-name="T1">服务</text:span><text:span text:style-name="T1">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1" xml:id="id37" draw:id="id37" draw:layer="layout" svg:width="1.561cm" svg:height="0.768cm" svg:x="15.687cm" svg:y="33.708cm">
          <text:p text:style-name="P1"><text:span text:style-name="T1">服务</text:span><text:span text:style-name="T1">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2" xml:id="id35" draw:id="id35" draw:layer="layout" svg:width="2.143cm" svg:height="0.82cm" svg:x="13.644cm" svg:y="38.474cm">
          <text:p text:style-name="P34"><text:span text:style-name="T6">服务</text:span><text:span text:style-name="T6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43" draw:layer="layout" svg:width="2.979cm" svg:height="0.971cm" svg:x="13.229cm" svg:y="32.537cm">
          <draw:text-box>
            <text:p><text:span text:style-name="T7">松耦合模式</text:span></text:p>
          </draw:text-box>
        </draw:frame>
        <draw:custom-shape draw:style-name="gr42" draw:text-style-name="P44" xml:id="id34" draw:id="id34" draw:layer="layout" svg:width="3.175cm" svg:height="1.032cm" svg:x="13.128cm" svg:y="35.931cm">
          <text:p text:style-name="P26"><text:span text:style-name="T3">消息队列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0" draw:text-style-name="P11" draw:layer="layout" draw:type="line" svg:x1="14.715cm" svg:y1="34.476cm" svg:x2="14.715cm" svg:y2="35.931cm" draw:start-shape="id33" draw:start-glue-point="2" draw:end-shape="id34" draw:end-glue-point="0" svg:d="M14715 34476v1455" svg:viewBox="0 0 1 1456">
          <text:p/>
        </draw:connector>
        <draw:connector draw:style-name="gr10" draw:text-style-name="P11" draw:layer="layout" draw:type="line" svg:x1="14.715cm" svg:y1="36.963cm" svg:x2="14.715cm" svg:y2="38.474cm" draw:start-shape="id34" draw:start-glue-point="2" draw:end-shape="id35" draw:end-glue-point="0" svg:d="M14715 36963v1511" svg:viewBox="0 0 1 1512">
          <text:p/>
        </draw:connector>
        <draw:connector draw:style-name="gr10" draw:text-style-name="P11" draw:layer="layout" svg:x1="12.877cm" svg:y1="34.476cm" svg:x2="14.715cm" svg:y2="35.931cm" draw:start-shape="id36" draw:start-glue-point="2" draw:end-shape="id34" draw:end-glue-point="0" svg:d="M12877 34476v728h1838v727" svg:viewBox="0 0 1839 1456">
          <text:p/>
        </draw:connector>
        <draw:connector draw:style-name="gr10" draw:text-style-name="P11" draw:layer="layout" svg:x1="16.467cm" svg:y1="34.476cm" svg:x2="14.715cm" svg:y2="35.931cm" draw:start-shape="id37" draw:start-glue-point="2" draw:end-shape="id34" draw:end-glue-point="0" svg:d="M16467 34476v728h-1752v727" svg:viewBox="0 0 1753 1456">
          <text:p/>
        </draw:connector>
        <draw:custom-shape draw:style-name="gr43" draw:text-style-name="P45" draw:layer="layout" svg:width="2.17cm" svg:height="0.9cm" svg:x="8.884cm" svg:y="36.2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默认">
        <draw:custom-shape draw:style-name="gr44" draw:text-style-name="P46" xml:id="id40" draw:id="id40" draw:layer="layout" svg:width="2.249cm" svg:height="1.059cm" svg:x="2.369cm" svg:y="0.396cm">
          <text:p text:style-name="P32">用户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7" xml:id="id41" draw:id="id41" draw:layer="layout" svg:width="3.493cm" svg:height="4.286cm" svg:x="1.747cm" svg:y="3.4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8" xml:id="id38" draw:id="id38" draw:layer="layout" svg:width="2.143cm" svg:height="0.847cm" svg:x="2.422cm" svg:y="4.866cm">
          <text:p text:style-name="P8"><text:span text:style-name="T2">生成订单</text:span></text:p>
          <draw:enhanced-geometry svg:viewBox="0 0 21600 21600" draw:type="rectangle" draw:enhanced-path="M 0 0 L 21600 0 21600 21600 0 21600 0 0 Z N"/>
        </draw:custom-shape>
        <draw:custom-shape draw:style-name="gr47" draw:text-style-name="P49" xml:id="id44" draw:id="id44" draw:layer="layout" svg:width="2.143cm" svg:height="0.847cm" svg:x="2.422cm" svg:y="6.322cm">
          <text:p text:style-name="P26"><text:span text:style-name="T3">添加用户积分</text:span></text:p>
          <draw:enhanced-geometry svg:viewBox="0 0 21600 21600" draw:type="rectangle" draw:enhanced-path="M 0 0 L 21600 0 21600 21600 0 21600 0 0 Z N"/>
        </draw:custom-shape>
        <draw:custom-shape draw:style-name="gr48" draw:text-style-name="P50" draw:layer="layout" svg:width="3.493cm" svg:height="4.286cm" svg:x="9.261cm" svg:y="3.4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1" xml:id="id42" draw:id="id42" draw:layer="layout" svg:width="2.143cm" svg:height="0.847cm" svg:x="9.936cm" svg:y="4.892cm">
          <text:p text:style-name="P1"><text:span text:style-name="T1">添加积分</text:span></text:p>
          <draw:enhanced-geometry svg:viewBox="0 0 21600 21600" draw:type="rectangle" draw:enhanced-path="M 0 0 L 21600 0 21600 21600 0 21600 0 0 Z N"/>
        </draw:custom-shape>
        <draw:custom-shape draw:style-name="gr49" draw:text-style-name="P52" xml:id="id39" draw:id="id39" draw:layer="layout" svg:width="2.435cm" svg:height="1.138cm" svg:x="2.276cm" svg:y="9.522cm">
          <text:p text:style-name="P8"><text:span text:style-name="T2">订单数据库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9" draw:text-style-name="P52" xml:id="id43" draw:id="id43" draw:layer="layout" svg:width="2.435cm" svg:height="1.138cm" svg:x="9.79cm" svg:y="9.601cm">
          <text:p text:style-name="P8"><text:span text:style-name="T2">积分数据库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0" draw:text-style-name="P38" draw:layer="layout" svg:width="12.383cm" svg:height="2.804cm" svg:x="1.138cm" svg:y="4.5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53" draw:layer="layout" svg:width="2.619cm" svg:height="0.865cm" svg:x="5.977cm" svg:y="3.869cm">
          <draw:text-box>
            <text:p><text:span text:style-name="T8">分布式事务</text:span></text:p>
          </draw:text-box>
        </draw:frame>
        <draw:connector draw:style-name="gr34" draw:text-style-name="P11" draw:layer="layout" draw:line-skew="-0.9cm" svg:x1="2.422cm" svg:y1="5.289cm" svg:x2="2.276cm" svg:y2="10.091cm" draw:start-shape="id38" draw:start-glue-point="3" draw:end-shape="id39" draw:end-glue-point="6" svg:d="M2422 5289h-1548v4802h1402" svg:viewBox="0 0 1549 4803">
          <text:p/>
        </draw:connector>
        <draw:connector draw:style-name="gr52" draw:text-style-name="P54" draw:layer="layout" draw:type="line" svg:x1="3.494cm" svg:y1="1.455cm" svg:x2="3.493cm" svg:y2="3.411cm" draw:start-shape="id40" draw:start-glue-point="8" draw:end-shape="id41" draw:end-glue-point="0" svg:d="M3494 1455l-1 1956" svg:viewBox="0 0 2 1957">
          <text:p text:style-name="P12"><text:span text:style-name="T2">下单</text:span></text:p>
        </draw:connector>
        <draw:connector draw:style-name="gr34" draw:text-style-name="P11" draw:layer="layout" draw:type="line" svg:x1="11.007cm" svg:y1="5.739cm" svg:x2="11.008cm" svg:y2="9.601cm" draw:start-shape="id42" draw:start-glue-point="2" draw:end-shape="id43" draw:end-glue-point="5" svg:d="M11007 5739l1 3862" svg:viewBox="0 0 2 3863">
          <text:p/>
        </draw:connector>
        <draw:connector draw:style-name="gr52" draw:text-style-name="P54" draw:layer="layout" svg:x1="4.565cm" svg:y1="6.745cm" svg:x2="9.936cm" svg:y2="5.315cm" draw:start-shape="id44" draw:start-glue-point="1" draw:end-shape="id42" draw:end-glue-point="3" svg:d="M4565 6745h2685v-1430h2686" svg:viewBox="0 0 5372 1431">
          <text:p text:style-name="P12"><text:span text:style-name="T2">远程调用</text:span></text:p>
        </draw:connector>
        <draw:frame draw:style-name="gr53" draw:text-style-name="P55" draw:layer="layout" svg:width="2.09cm" svg:height="0.712cm" svg:x="0.186cm" svg:y="10.091cm">
          <draw:text-box>
            <text:p><text:span text:style-name="T9">数据库操作</text:span></text:p>
          </draw:text-box>
        </draw:frame>
        <draw:frame draw:style-name="gr53" draw:text-style-name="P55" draw:layer="layout" svg:width="2.09cm" svg:height="0.712cm" svg:x="11.007cm" svg:y="8.027cm">
          <draw:text-box>
            <text:p><text:span text:style-name="T9">数据库操作</text:span></text:p>
          </draw:text-box>
        </draw:frame>
        <draw:frame draw:style-name="gr54" draw:text-style-name="P17" draw:layer="layout" svg:width="1.975cm" svg:height="0.785cm" svg:x="2.493cm" svg:y="3.663cm">
          <draw:text-box>
            <text:p><text:span text:style-name="T2">订单系统</text:span></text:p>
          </draw:text-box>
        </draw:frame>
        <draw:frame draw:style-name="gr54" draw:text-style-name="P17" draw:layer="layout" svg:width="1.975cm" svg:height="0.785cm" svg:x="10.002cm" svg:y="3.766cm">
          <draw:text-box>
            <text:p><text:span text:style-name="T2">积分系统</text:span></text:p>
          </draw:text-box>
        </draw:frame>
        <draw:custom-shape draw:style-name="gr49" draw:text-style-name="P52" xml:id="id47" draw:id="id47" draw:layer="layout" svg:width="2.435cm" svg:height="1.138cm" svg:x="17.853cm" svg:y="9.286cm">
          <text:p text:style-name="P8"><text:span text:style-name="T2">订单数据库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9" draw:text-style-name="P52" xml:id="id50" draw:id="id50" draw:layer="layout" svg:width="2.435cm" svg:height="1.138cm" svg:x="26.104cm" svg:y="9.365cm">
          <text:p text:style-name="P8"><text:span text:style-name="T2">积分数据库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5" draw:text-style-name="P56" xml:id="id46" draw:id="id46" draw:layer="layout" svg:width="3.043cm" svg:height="1.27cm" svg:x="17.549cm" svg:y="4.418cm">
          <text:p text:style-name="P34"><text:span text:style-name="T6">订单系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6" xml:id="id49" draw:id="id49" draw:layer="layout" svg:width="3.043cm" svg:height="1.27cm" svg:x="25.8cm" svg:y="4.418cm">
          <text:p text:style-name="P34"><text:span text:style-name="T6">积分系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6" xml:id="id45" draw:id="id45" draw:layer="layout" svg:width="2.249cm" svg:height="1.059cm" svg:x="17.946cm" svg:y="0.713cm">
          <text:p text:style-name="P32">用户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57" xml:id="id48" draw:id="id48" draw:layer="layout" svg:width="3.069cm" svg:height="1.323cm" svg:x="21.881cm" svg:y="4.392cm">
          <text:p text:style-name="P1"><text:span text:style-name="T1">消息中间件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4" draw:text-style-name="P11" draw:layer="layout" draw:type="line" svg:x1="19.071cm" svg:y1="1.772cm" svg:x2="19.07cm" svg:y2="4.418cm" draw:start-shape="id45" draw:start-glue-point="8" draw:end-shape="id46" draw:end-glue-point="0" svg:d="M19071 1772l-1 2646" svg:viewBox="0 0 2 2647">
          <text:p/>
        </draw:connector>
        <draw:connector draw:style-name="gr34" draw:text-style-name="P11" draw:layer="layout" draw:type="line" svg:x1="19.07cm" svg:y1="5.688cm" svg:x2="19.071cm" svg:y2="9.286cm" draw:start-shape="id46" draw:start-glue-point="2" draw:end-shape="id47" draw:end-glue-point="5" svg:d="M19070 5688l1 3598" svg:viewBox="0 0 2 3599">
          <text:p/>
        </draw:connector>
        <draw:connector draw:style-name="gr34" draw:text-style-name="P11" draw:layer="layout" draw:type="line" svg:x1="20.592cm" svg:y1="5.053cm" svg:x2="21.881cm" svg:y2="5.053cm" draw:start-shape="id46" draw:start-glue-point="1" draw:end-shape="id48" draw:end-glue-point="3" svg:d="M20592 5053h1289" svg:viewBox="0 0 1290 1">
          <text:p/>
        </draw:connector>
        <draw:connector draw:style-name="gr34" draw:text-style-name="P11" draw:layer="layout" draw:type="line" svg:x1="24.95cm" svg:y1="5.053cm" svg:x2="25.8cm" svg:y2="5.053cm" draw:start-shape="id48" draw:start-glue-point="1" draw:end-shape="id49" draw:end-glue-point="3" svg:d="M24950 5053h850" svg:viewBox="0 0 851 1">
          <text:p/>
        </draw:connector>
        <draw:connector draw:style-name="gr34" draw:text-style-name="P11" draw:layer="layout" draw:type="line" svg:x1="27.321cm" svg:y1="5.688cm" svg:x2="27.322cm" svg:y2="9.365cm" draw:start-shape="id49" draw:start-glue-point="2" draw:end-shape="id50" draw:end-glue-point="5" svg:d="M27321 5688l1 3677" svg:viewBox="0 0 2 3678">
          <text:p/>
        </draw:connector>
        <draw:custom-shape draw:style-name="gr57" draw:text-style-name="P52" xml:id="id53" draw:id="id53" draw:layer="layout" svg:width="4.88cm" svg:height="1.91cm" svg:x="17.146cm" svg:y="19.202cm">
          <text:p text:style-name="P8"><text:span text:style-name="T2">1. </text:span><text:span text:style-name="T2">订单表</text:span></text:p>
          <text:p text:style-name="P8"><text:span text:style-name="T10">2. </text:span><text:span text:style-name="T10">消息表（内容、状态）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9" draw:text-style-name="P52" xml:id="id56" draw:id="id56" draw:layer="layout" svg:width="2.435cm" svg:height="1.138cm" svg:x="26.619cm" svg:y="19.588cm">
          <text:p text:style-name="P8"><text:span text:style-name="T2">积分数据库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5" draw:text-style-name="P56" xml:id="id52" draw:id="id52" draw:layer="layout" svg:width="3.043cm" svg:height="1.27cm" svg:x="18.064cm" svg:y="15.636cm">
          <text:p text:style-name="P34"><text:span text:style-name="T6">订单系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6" xml:id="id55" draw:id="id55" draw:layer="layout" svg:width="3.043cm" svg:height="1.27cm" svg:x="26.315cm" svg:y="15.636cm">
          <text:p text:style-name="P34"><text:span text:style-name="T6">积分系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6" xml:id="id51" draw:id="id51" draw:layer="layout" svg:width="2.249cm" svg:height="1.059cm" svg:x="18.461cm" svg:y="13.231cm">
          <text:p text:style-name="P32">用户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57" xml:id="id54" draw:id="id54" draw:layer="layout" svg:width="3.069cm" svg:height="1.323cm" svg:x="22.396cm" svg:y="15.61cm">
          <text:p text:style-name="P1"><text:span text:style-name="T1">消息中间件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4" draw:text-style-name="P11" draw:layer="layout" draw:type="line" svg:x1="19.586cm" svg:y1="14.29cm" svg:x2="19.585cm" svg:y2="15.636cm" draw:start-shape="id51" draw:start-glue-point="8" draw:end-shape="id52" draw:end-glue-point="0" svg:d="M19586 14290l-1 1346" svg:viewBox="0 0 2 1347">
          <text:p/>
        </draw:connector>
        <draw:connector draw:style-name="gr34" draw:text-style-name="P11" draw:layer="layout" draw:type="line" svg:x1="19.585cm" svg:y1="16.906cm" svg:x2="19.586cm" svg:y2="19.202cm" draw:start-shape="id52" draw:start-glue-point="2" draw:end-shape="id53" draw:end-glue-point="5" svg:d="M19585 16906l1 2296" svg:viewBox="0 0 2 2297">
          <text:p/>
        </draw:connector>
        <draw:connector draw:style-name="gr34" draw:text-style-name="P11" draw:layer="layout" draw:type="line" svg:x1="25.465cm" svg:y1="16.271cm" svg:x2="26.315cm" svg:y2="16.271cm" draw:start-shape="id54" draw:start-glue-point="1" draw:end-shape="id55" draw:end-glue-point="3" svg:d="M25465 16271h850" svg:viewBox="0 0 851 1">
          <text:p/>
        </draw:connector>
        <draw:connector draw:style-name="gr34" draw:text-style-name="P11" draw:layer="layout" draw:type="line" svg:x1="27.836cm" svg:y1="16.906cm" svg:x2="27.837cm" svg:y2="19.588cm" draw:start-shape="id55" draw:start-glue-point="2" draw:end-shape="id56" draw:end-glue-point="5" svg:d="M27836 16906l1 2682" svg:viewBox="0 0 2 2683">
          <text:p/>
        </draw:connector>
        <draw:custom-shape draw:style-name="gr58" draw:text-style-name="P58" draw:layer="layout" svg:width="2.301cm" svg:height="1.244cm" svg:x="17.178cm" svg:y="17.306cm">
          <text:p text:style-name="P19"><text:span text:style-name="T4">1. </text:span><text:span text:style-name="T4">新建订单</text:span></text:p>
          <text:p text:style-name="P19"><text:span text:style-name="T4">2. </text:span><text:span text:style-name="T4">写消息 <text:s text:c="4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59" draw:layer="layout" svg:width="1.205cm" svg:height="0.759cm" svg:x="16.145cm" svg:y="17.465cm">
          <draw:text-box>
            <text:p><text:span text:style-name="T11">事务</text:span></text:p>
          </draw:text-box>
        </draw:frame>
        <draw:custom-shape draw:style-name="gr57" draw:text-style-name="P52" xml:id="id59" draw:id="id59" draw:layer="layout" svg:width="4.88cm" svg:height="1.91cm" svg:x="1.723cm" svg:y="20.762cm">
          <text:p text:style-name="P8"><text:span text:style-name="T2">1. </text:span><text:span text:style-name="T2">订单表</text:span></text:p>
          <text:p text:style-name="P8"><text:span text:style-name="T10">2. </text:span><text:span text:style-name="T10">消息表（内容、状态）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0" draw:text-style-name="P52" xml:id="id62" draw:id="id62" draw:layer="layout" svg:width="2.435cm" svg:height="1.474cm" svg:x="11.996cm" svg:y="21.148cm">
          <text:p text:style-name="P8"><text:span text:style-name="T2">1. </text:span><text:span text:style-name="T2">积分表</text:span></text:p>
          <text:p text:style-name="P8"><text:span text:style-name="T12">2. </text:span><text:span text:style-name="T12">判重表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5" draw:text-style-name="P56" xml:id="id58" draw:id="id58" draw:layer="layout" svg:width="3.043cm" svg:height="1.27cm" svg:x="2.641cm" svg:y="16.721cm">
          <text:p text:style-name="P34"><text:span text:style-name="T6">订单系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6" xml:id="id61" draw:id="id61" draw:layer="layout" svg:width="3.043cm" svg:height="1.27cm" svg:x="11.692cm" svg:y="16.721cm">
          <text:p text:style-name="P34"><text:span text:style-name="T6">积分系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6" xml:id="id57" draw:id="id57" draw:layer="layout" svg:width="2.249cm" svg:height="1.059cm" svg:x="3.038cm" svg:y="14.016cm">
          <text:p text:style-name="P32">用户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57" xml:id="id60" draw:id="id60" draw:layer="layout" svg:width="3.069cm" svg:height="1.323cm" svg:x="7.773cm" svg:y="16.695cm">
          <text:p text:style-name="P1"><text:span text:style-name="T1">消息中间件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4" draw:text-style-name="P11" draw:layer="layout" draw:type="line" svg:x1="4.163cm" svg:y1="15.075cm" svg:x2="4.162cm" svg:y2="16.721cm" draw:start-shape="id57" draw:start-glue-point="8" draw:end-shape="id58" draw:end-glue-point="0" svg:d="M4163 15075l-1 1646" svg:viewBox="0 0 2 1647">
          <text:p/>
        </draw:connector>
        <draw:connector draw:style-name="gr34" draw:text-style-name="P11" draw:layer="layout" draw:type="line" svg:x1="4.162cm" svg:y1="17.991cm" svg:x2="4.163cm" svg:y2="20.762cm" draw:start-shape="id58" draw:start-glue-point="2" draw:end-shape="id59" draw:end-glue-point="5" svg:d="M4162 17991l1 2771" svg:viewBox="0 0 2 2772">
          <text:p/>
        </draw:connector>
        <draw:connector draw:style-name="gr34" draw:text-style-name="P11" draw:layer="layout" draw:type="line" svg:x1="10.842cm" svg:y1="17.356cm" svg:x2="11.692cm" svg:y2="17.356cm" draw:start-shape="id60" draw:start-glue-point="1" draw:end-shape="id61" draw:end-glue-point="3" svg:d="M10842 17356h850" svg:viewBox="0 0 851 1">
          <text:p/>
        </draw:connector>
        <draw:connector draw:style-name="gr52" draw:text-style-name="P60" draw:layer="layout" draw:type="line" svg:x1="13.213cm" svg:y1="17.991cm" svg:x2="13.214cm" svg:y2="21.148cm" draw:start-shape="id61" draw:start-glue-point="2" draw:end-shape="id62" draw:end-glue-point="5" svg:d="M13213 17991l1 3157" svg:viewBox="0 0 2 3158">
          <text:p text:style-name="P12"><text:span text:style-name="T13">去重判断</text:span></text:p>
        </draw:connector>
        <draw:custom-shape draw:style-name="gr58" draw:text-style-name="P58" draw:layer="layout" svg:width="2.301cm" svg:height="1.244cm" svg:x="1.655cm" svg:y="18.691cm">
          <text:p text:style-name="P19"><text:span text:style-name="T4">1. </text:span><text:span text:style-name="T4">新建订单</text:span></text:p>
          <text:p text:style-name="P19"><text:span text:style-name="T4">2. </text:span><text:span text:style-name="T4">写消息 <text:s text:c="4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59" draw:layer="layout" svg:width="1.205cm" svg:height="0.759cm" svg:x="0.622cm" svg:y="18.85cm">
          <draw:text-box>
            <text:p><text:span text:style-name="T11">事务</text:span></text:p>
          </draw:text-box>
        </draw:frame>
        <draw:custom-shape draw:style-name="gr61" draw:text-style-name="P8" xml:id="id63" draw:id="id63" draw:layer="layout" svg:width="1.512cm" svg:height="1.322cm" svg:x="8.551cm" svg:y="21.056cm">
          <text:p text:style-name="P8"><text:span text:style-name="T2">后台</text:span></text:p>
          <text:p text:style-name="P8"><text:span text:style-name="T2">程序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14" draw:layer="layout" draw:type="line" svg:x1="8.551cm" svg:y1="21.717cm" svg:x2="6.603cm" svg:y2="21.717cm" draw:start-shape="id63" draw:start-glue-point="6" draw:end-shape="id59" draw:end-glue-point="8" svg:d="M8551 21717h-1948" svg:viewBox="0 0 1949 1">
          <text:p text:style-name="P12"><text:span text:style-name="T3">读取</text:span></text:p>
          <text:p text:style-name="P12"><text:span text:style-name="T3">消息表</text:span></text:p>
        </draw:connector>
        <draw:connector draw:style-name="gr52" draw:text-style-name="P13" draw:layer="layout" draw:type="line" svg:x1="9.307cm" svg:y1="21.056cm" svg:x2="9.307cm" svg:y2="18.018cm" draw:start-shape="id63" draw:start-glue-point="4" draw:end-shape="id60" draw:end-glue-point="2" svg:d="M9307 21056v-3038" svg:viewBox="0 0 1 3039">
          <text:p text:style-name="P12"><text:span text:style-name="T1">发送</text:span></text:p>
        </draw:connector>
        <draw:custom-shape draw:style-name="gr62" draw:text-style-name="P62" xml:id="id64" draw:id="id64" draw:layer="layout" svg:width="3.995cm" svg:height="1.482cm" svg:x="3.175cm" svg:y="24.765cm">
          <text:p text:style-name="P61"><text:span text:style-name="T7">Nginx</text:span></text:p>
          <text:p text:style-name="P61"><text:span text:style-name="T7">Lua</text:span></text:p>
          <draw:enhanced-geometry svg:viewBox="0 0 21600 21600" draw:type="rectangle" draw:enhanced-path="M 0 0 L 21600 0 21600 21600 0 21600 0 0 Z N"/>
        </draw:custom-shape>
        <draw:custom-shape draw:style-name="gr63" draw:text-style-name="P63" xml:id="id66" draw:id="id66" draw:layer="layout" svg:width="3.995cm" svg:height="1.482cm" svg:x="7.183cm" svg:y="24.765cm">
          <text:p text:style-name="P61"><text:span text:style-name="T7">Twemproxy</text:span></text:p>
          <draw:enhanced-geometry svg:viewBox="0 0 21600 21600" draw:type="rectangle" draw:enhanced-path="M 0 0 L 21600 0 21600 21600 0 21600 0 0 Z N"/>
        </draw:custom-shape>
        <draw:custom-shape draw:style-name="gr64" draw:text-style-name="P64" xml:id="id68" draw:id="id68" draw:layer="layout" svg:width="3.995cm" svg:height="1.482cm" svg:x="3.175cm" svg:y="29.237cm">
          <text:p text:style-name="P61"><text:span text:style-name="T7">Tomcat</text:span></text:p>
          <draw:enhanced-geometry svg:viewBox="0 0 21600 21600" draw:type="rectangle" draw:enhanced-path="M 0 0 L 21600 0 21600 21600 0 21600 0 0 Z N"/>
        </draw:custom-shape>
        <draw:custom-shape draw:style-name="gr63" draw:text-style-name="P65" xml:id="id70" draw:id="id70" draw:layer="layout" svg:width="3.995cm" svg:height="1.482cm" svg:x="7.183cm" svg:y="29.237cm">
          <text:p text:style-name="P32"><text:span text:style-name="T7">Twemproxy</text:span></text:p>
          <draw:enhanced-geometry svg:viewBox="0 0 21600 21600" draw:type="rectangle" draw:enhanced-path="M 0 0 L 21600 0 21600 21600 0 21600 0 0 Z N"/>
        </draw:custom-shape>
        <draw:custom-shape draw:style-name="gr64" draw:text-style-name="P66" xml:id="id69" draw:id="id69" draw:layer="layout" svg:width="3.995cm" svg:height="1.482cm" svg:x="3.175cm" svg:y="32.359cm">
          <text:p text:style-name="P32"><text:span text:style-name="T7">Tomcat</text:span></text:p>
          <draw:enhanced-geometry svg:viewBox="0 0 21600 21600" draw:type="rectangle" draw:enhanced-path="M 0 0 L 21600 0 21600 21600 0 21600 0 0 Z N"/>
        </draw:custom-shape>
        <draw:custom-shape draw:style-name="gr63" draw:text-style-name="P65" xml:id="id71" draw:id="id71" draw:layer="layout" svg:width="3.995cm" svg:height="1.482cm" svg:x="7.183cm" svg:y="32.359cm">
          <text:p text:style-name="P32"><text:span text:style-name="T7">Twemproxy</text:span></text:p>
          <draw:enhanced-geometry svg:viewBox="0 0 21600 21600" draw:type="rectangle" draw:enhanced-path="M 0 0 L 21600 0 21600 21600 0 21600 0 0 Z N"/>
        </draw:custom-shape>
        <draw:custom-shape draw:style-name="gr65" draw:text-style-name="P67" xml:id="id65" draw:id="id65" draw:layer="layout" svg:width="2.62cm" svg:height="2.513cm" svg:x="7.17cm" svg:y="25.876cm">
          <text:p text:style-name="P8"><text:span text:style-name="T2">Nginx Cache</text:span></text:p>
          <text:p text:style-name="P8"><text:span text:style-name="T2">or</text:span></text:p>
          <text:p text:style-name="P8"><text:span text:style-name="T2">Local Ca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68" xml:id="id72" draw:id="id72" draw:layer="layout" svg:width="5cm" svg:height="1.48cm" svg:x="2.673cm" svg:y="35.984cm">
          <text:p text:style-name="P32"><text:span text:style-name="T7">依赖业务</text:span></text:p>
          <draw:enhanced-geometry svg:viewBox="0 0 21600 21600" draw:type="rectangle" draw:enhanced-path="M 0 0 L 21600 0 21600 21600 0 21600 0 0 Z N"/>
        </draw:custom-shape>
        <draw:custom-shape draw:style-name="gr67" draw:text-style-name="P69" xml:id="id67" draw:id="id67" draw:layer="layout" svg:width="3.995cm" svg:height="1.985cm" svg:x="14.579cm" svg:y="30.547cm">
          <text:p text:style-name="P32">Redis集群</text:p>
          <draw:enhanced-geometry svg:viewBox="0 0 21600 21600" draw:type="rectangle" draw:enhanced-path="M 0 0 L 21600 0 21600 21600 0 21600 0 0 Z N"/>
        </draw:custom-shape>
        <draw:line draw:style-name="gr34" draw:text-style-name="P54" draw:layer="layout" svg:x1="5.118cm" svg:y1="23.363cm" svg:x2="5.118cm" svg:y2="24.765cm">
          <text:p/>
        </draw:line>
        <draw:connector draw:style-name="gr52" draw:text-style-name="P70" draw:layer="layout" svg:x1="5.172cm" svg:y1="26.247cm" svg:x2="7.17cm" svg:y2="27.133cm" draw:start-shape="id64" draw:start-glue-point="2" draw:end-shape="id65" draw:end-glue-point="6" svg:d="M5172 26247v886h1998" svg:viewBox="0 0 1999 887">
          <text:p text:style-name="P12"/>
          <text:p text:style-name="P12">1</text:p>
        </draw:connector>
        <draw:connector draw:style-name="gr52" draw:text-style-name="P70" draw:layer="layout" svg:x1="11.178cm" svg:y1="25.506cm" svg:x2="16.576cm" svg:y2="30.547cm" draw:start-shape="id66" draw:start-glue-point="1" draw:end-shape="id67" draw:end-glue-point="0" svg:d="M11178 25506h5398v5041" svg:viewBox="0 0 5399 5042">
          <text:p text:style-name="P12"><text:s text:c="27"/>2</text:p>
        </draw:connector>
        <draw:connector draw:style-name="gr52" draw:text-style-name="P70" draw:layer="layout" draw:line-skew="-0.742cm" svg:x1="3.175cm" svg:y1="25.506cm" svg:x2="3.175cm" svg:y2="29.978cm" draw:start-shape="id64" draw:start-glue-point="3" draw:end-shape="id68" draw:end-glue-point="3" svg:d="M3175 25506h-1244v4472h1244" svg:viewBox="0 0 1245 4473">
          <text:p text:style-name="P12">3 <text:s text:c="3"/></text:p>
        </draw:connector>
        <draw:connector draw:style-name="gr34" draw:text-style-name="P11" draw:layer="layout" draw:line-skew="-0.742cm" svg:x1="3.175cm" svg:y1="25.506cm" svg:x2="3.175cm" svg:y2="33.1cm" draw:start-shape="id64" draw:start-glue-point="3" draw:end-shape="id69" draw:end-glue-point="3" svg:d="M3175 25506h-1244v7594h1244" svg:viewBox="0 0 1245 7595">
          <text:p/>
        </draw:connector>
        <draw:connector draw:style-name="gr34" draw:text-style-name="P11" draw:layer="layout" svg:x1="11.178cm" svg:y1="29.978cm" svg:x2="14.579cm" svg:y2="31.539cm" draw:start-shape="id70" draw:start-glue-point="1" draw:end-shape="id67" draw:end-glue-point="3" svg:d="M11178 29978h1700v1561h1701" svg:viewBox="0 0 3402 1562">
          <text:p/>
        </draw:connector>
        <draw:connector draw:style-name="gr52" draw:text-style-name="P70" draw:layer="layout" svg:x1="11.178cm" svg:y1="33.1cm" svg:x2="14.579cm" svg:y2="31.539cm" draw:start-shape="id71" draw:start-glue-point="1" draw:end-shape="id67" draw:end-glue-point="3" svg:d="M11178 33100h1700v-1561h1701" svg:viewBox="0 0 3402 1562">
          <text:p text:style-name="P12"><text:s text:c="6"/>4</text:p>
          <text:p text:style-name="P12"/>
          <text:p text:style-name="P12"/>
        </draw:connector>
        <draw:connector draw:style-name="gr68" draw:text-style-name="P11" draw:layer="layout" draw:line-skew="0cm -0.796cm" svg:x1="5.172cm" svg:y1="33.841cm" svg:x2="2.673cm" svg:y2="36.724cm" draw:start-shape="id69" draw:start-glue-point="2" draw:end-shape="id72" draw:end-glue-point="3" svg:d="M5172 33841v1072h-3796v1811h1297" svg:viewBox="0 0 3797 2884">
          <text:p/>
        </draw:connector>
        <draw:connector draw:style-name="gr69" draw:text-style-name="P70" draw:layer="layout" draw:line-skew="-1.998cm -0.796cm" svg:x1="5.172cm" svg:y1="30.719cm" svg:x2="2.673cm" svg:y2="36.724cm" draw:start-shape="id68" draw:start-glue-point="2" draw:end-shape="id72" draw:end-glue-point="3" svg:d="M5172 30719v635h-3796v5370h1297" svg:viewBox="0 0 3797 6006">
          <text:p text:style-name="P12"/>
          <text:p text:style-name="P12"/>
          <text:p text:style-name="P12"/>
          <text:p text:style-name="P12"/>
          <text:p text:style-name="P12">5 <text:s text:c="18"/></text:p>
        </draw:connector>
        <draw:frame draw:style-name="gr70" draw:text-style-name="P17" draw:layer="layout" svg:width="1.239cm" svg:height="0.785cm" svg:x="4.918cm" svg:y="23.513cm">
          <draw:text-box>
            <text:p><text:span text:style-name="T2">请求</text:span></text:p>
          </draw:text-box>
        </draw:frame>
      </draw:page>
      <draw:page draw:name="page3" draw:style-name="dp1" draw:master-page-name="默认">
        <draw:custom-shape draw:style-name="gr71" draw:text-style-name="P71" xml:id="id74" draw:id="id74" draw:layer="layout" svg:width="6.912cm" svg:height="2.117cm" svg:x="1.362cm" svg:y="8.433cm">
          <text:p text:style-name="P61"><text:span text:style-name="T7">OpenResty</text:span><text:span text:style-name="T7">（</text:span><text:span text:style-name="T7">nginx+lua</text:span><text:span text:style-name="T7">）</text:span></text:p>
          <draw:enhanced-geometry svg:viewBox="0 0 21600 21600" draw:type="rectangle" draw:enhanced-path="M 0 0 L 21600 0 21600 21600 0 21600 0 0 Z N"/>
        </draw:custom-shape>
        <draw:custom-shape draw:style-name="gr72" draw:text-style-name="P72" xml:id="id73" draw:id="id73" draw:layer="layout" svg:width="4.201cm" svg:height="1.653cm" svg:x="12.904cm" svg:y="5.92cm">
          <text:p text:style-name="P61"><text:span text:style-name="T7">配置中心系统</text:span></text:p>
          <draw:enhanced-geometry svg:viewBox="0 0 21600 21600" draw:type="rectangle" draw:enhanced-path="M 0 0 L 21600 0 21600 21600 0 21600 0 0 Z N"/>
        </draw:custom-shape>
        <draw:custom-shape draw:style-name="gr73" draw:text-style-name="P73" xml:id="id75" draw:id="id75" draw:layer="layout" svg:width="4.399cm" svg:height="1.686cm" svg:x="2.619cm" svg:y="14.982cm">
          <text:p text:style-name="P61"><text:span text:style-name="T7">Tomcat</text:span><text:span text:style-name="T7">集群</text:span></text:p>
          <draw:enhanced-geometry svg:viewBox="0 0 21600 21600" draw:type="rectangle" draw:enhanced-path="M 0 0 L 21600 0 21600 21600 0 21600 0 0 Z N"/>
        </draw:custom-shape>
        <draw:connector draw:style-name="gr52" draw:text-style-name="P74" draw:layer="layout" svg:x1="12.904cm" svg:y1="6.746cm" svg:x2="4.818cm" svg:y2="8.433cm" draw:start-shape="id73" draw:start-glue-point="3" draw:end-shape="id74" draw:end-glue-point="0" svg:d="M12904 6746h-8086v1687" svg:viewBox="0 0 8087 1688">
          <text:p text:style-name="P12"><text:span text:style-name="T7">推送开关配置信息 <text:s text:c="24"/></text:span></text:p>
          <text:p text:style-name="P12"><text:span text:style-name="T7"/></text:p>
        </draw:connector>
        <draw:connector draw:style-name="gr34" draw:text-style-name="P11" draw:layer="layout" svg:x1="12.904cm" svg:y1="6.746cm" svg:x2="7.018cm" svg:y2="15.825cm" draw:start-shape="id73" draw:start-glue-point="3" draw:end-shape="id75" draw:end-glue-point="1" svg:d="M12904 6746h-2944v9079h-2942" svg:viewBox="0 0 5887 9080">
          <text:p/>
        </draw:connector>
        <draw:connector draw:style-name="gr52" draw:text-style-name="P13" draw:layer="layout" draw:type="line" svg:x1="4.818cm" svg:y1="10.55cm" svg:x2="4.818cm" svg:y2="14.982cm" draw:start-shape="id74" draw:start-glue-point="2" draw:end-shape="id75" draw:end-glue-point="0" svg:d="M4818 10550v4432" svg:viewBox="0 0 1 4433">
          <text:p text:style-name="P12"><text:span text:style-name="T1">降级后不回源</text:span><text:span text:style-name="T1">Tomcat</text:span><text:span text:style-name="T1">集群，</text:span></text:p>
          <text:p text:style-name="P12"><text:span text:style-name="T1">或者只有一小部分流量访问</text:span></text:p>
        </draw:connector>
        <draw:custom-shape draw:style-name="gr74" draw:text-style-name="P75" draw:layer="layout" svg:width="2.447cm" svg:height="1.555cm" svg:x="5.061cm" svg:y="21.2cm">
          <text:p text:style-name="P1"><text:span text:style-name="T1">时间分片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4" draw:text-style-name="P76" draw:layer="layout" svg:width="2.447cm" svg:height="1.555cm" svg:x="7.508cm" svg:y="21.2cm">
          <text:p text:style-name="P32"><text:span text:style-name="T1">时间分片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74" draw:text-style-name="P76" draw:layer="layout" svg:width="2.447cm" svg:height="1.555cm" svg:x="9.955cm" svg:y="21.2cm">
          <text:p text:style-name="P32"><text:span text:style-name="T1">时间分片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4" draw:text-style-name="P76" draw:layer="layout" svg:width="2.447cm" svg:height="1.555cm" svg:x="12.402cm" svg:y="21.2cm">
          <text:p text:style-name="P32"><text:span text:style-name="T1">时间分片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74" draw:text-style-name="P76" draw:layer="layout" svg:width="2.447cm" svg:height="1.555cm" svg:x="14.849cm" svg:y="21.2cm">
          <text:p text:style-name="P32"><text:span text:style-name="T1">时间分片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4" draw:text-style-name="P76" draw:layer="layout" svg:width="2.447cm" svg:height="1.555cm" svg:x="17.296cm" svg:y="21.2cm">
          <text:p text:style-name="P32"><text:span text:style-name="T1">时间分片</text:span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74" draw:text-style-name="P76" draw:layer="layout" svg:width="2.447cm" svg:height="1.555cm" svg:x="19.743cm" svg:y="21.2cm">
          <text:p text:style-name="P32"><text:span text:style-name="T1">时间分片</text:span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74" draw:text-style-name="P76" draw:layer="layout" svg:width="2.447cm" svg:height="1.555cm" svg:x="22.19cm" svg:y="21.2cm">
          <text:p text:style-name="P32"><text:span text:style-name="T1">时间分片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74" draw:text-style-name="P76" draw:layer="layout" svg:width="2.447cm" svg:height="1.555cm" svg:x="24.637cm" svg:y="21.2cm">
          <text:p text:style-name="P32"><text:span text:style-name="T1">时间分片</text:span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75" draw:text-style-name="P77" draw:layer="layout" svg:width="9.788cm" svg:height="3.175cm" svg:x="5.061cm" svg:y="20.321cm">
          <text:p text:style-name="P32"><text:span text:style-name="T14">时间窗口</text:span></text:p>
          <text:p text:style-name="P32"/>
          <text:p text:style-name="P32"/>
          <text:p text:style-name="P32"/>
          <text:p text:style-name="P32"/>
          <text:p text:style-name="P32"/>
          <text:p text:style-name="P32"/>
          <draw:enhanced-geometry svg:viewBox="0 0 21600 21600" draw:type="rectangle" draw:enhanced-path="M 0 0 L 21600 0 21600 21600 0 21600 0 0 Z N"/>
        </draw:custom-shape>
        <draw:custom-shape draw:style-name="gr74" draw:text-style-name="P75" draw:layer="layout" svg:width="2.447cm" svg:height="1.555cm" svg:x="5.021cm" svg:y="26.325cm">
          <text:p text:style-name="P1"><text:span text:style-name="T1">时间分片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4" draw:text-style-name="P76" draw:layer="layout" svg:width="2.447cm" svg:height="1.555cm" svg:x="7.468cm" svg:y="26.325cm">
          <text:p text:style-name="P32"><text:span text:style-name="T1">时间分片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74" draw:text-style-name="P76" draw:layer="layout" svg:width="2.447cm" svg:height="1.555cm" svg:x="9.915cm" svg:y="26.325cm">
          <text:p text:style-name="P32"><text:span text:style-name="T1">时间分片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4" draw:text-style-name="P76" draw:layer="layout" svg:width="2.447cm" svg:height="1.555cm" svg:x="12.362cm" svg:y="26.325cm">
          <text:p text:style-name="P32"><text:span text:style-name="T1">时间分片</text:span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74" draw:text-style-name="P76" draw:layer="layout" svg:width="2.447cm" svg:height="1.555cm" svg:x="14.809cm" svg:y="26.325cm">
          <text:p text:style-name="P32"><text:span text:style-name="T1">时间分片</text:span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4" draw:text-style-name="P76" draw:layer="layout" svg:width="2.447cm" svg:height="1.555cm" svg:x="17.256cm" svg:y="26.325cm">
          <text:p text:style-name="P32"><text:span text:style-name="T1">时间分片</text:span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74" draw:text-style-name="P76" draw:layer="layout" svg:width="2.447cm" svg:height="1.555cm" svg:x="19.703cm" svg:y="26.325cm">
          <text:p text:style-name="P32"><text:span text:style-name="T1">时间分片</text:span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74" draw:text-style-name="P76" draw:layer="layout" svg:width="2.447cm" svg:height="1.555cm" svg:x="22.15cm" svg:y="26.325cm">
          <text:p text:style-name="P32"><text:span text:style-name="T1">时间分片</text:span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74" draw:text-style-name="P76" draw:layer="layout" svg:width="2.447cm" svg:height="1.555cm" svg:x="24.597cm" svg:y="26.325cm">
          <text:p text:style-name="P32"><text:span text:style-name="T1">时间分片</text:span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76" draw:text-style-name="P77" draw:layer="layout" svg:width="9.788cm" svg:height="3.175cm" svg:x="7.468cm" svg:y="25.446cm">
          <text:p text:style-name="P32"><text:span text:style-name="T14">时间窗口</text:span></text:p>
          <text:p text:style-name="P32"/>
          <text:p text:style-name="P32"/>
          <text:p text:style-name="P32"/>
          <text:p text:style-name="P32"/>
          <text:p text:style-name="P32"/>
          <text:p text:style-name="P32"/>
          <draw:enhanced-geometry svg:viewBox="0 0 21600 21600" draw:type="rectangle" draw:enhanced-path="M 0 0 L 21600 0 21600 21600 0 21600 0 0 Z N"/>
        </draw:custom-shape>
        <draw:line draw:style-name="gr52" draw:text-style-name="P78" draw:layer="layout" svg:x1="5.38cm" svg:y1="24.582cm" svg:x2="9.108cm" svg:y2="24.582cm">
          <text:p text:style-name="P12"><text:span text:style-name="T4">时间窗口滑动方向</text:span></text:p>
        </draw:line>
        <draw:frame draw:style-name="gr77" draw:text-style-name="P37" draw:layer="layout" svg:width="3.042cm" svg:height="1.479cm" svg:x="1.795cm" svg:y="26.386cm">
          <draw:text-box>
            <text:p><text:span text:style-name="T1">时间窗口滑动</text:span></text:p>
            <text:p><text:span text:style-name="T1">一个时间分片</text:span></text:p>
          </draw:text-box>
        </draw:frame>
        <draw:custom-shape draw:style-name="gr78" draw:text-style-name="P79" draw:layer="layout" svg:width="2.831cm" svg:height="3.069cm" svg:x="1.764cm" svg:y="34.07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9" draw:text-style-name="P80" draw:layer="layout" svg:width="0.768cm" svg:height="0.741cm" svg:x="1.764cm" svg:y="34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80" draw:layer="layout" svg:width="0.768cm" svg:height="0.741cm" svg:x="2.828cm" svg:y="34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80" draw:layer="layout" svg:width="0.768cm" svg:height="0.741cm" svg:x="3.827cm" svg:y="34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80" draw:layer="layout" svg:width="0.768cm" svg:height="0.741cm" svg:x="1.764cm" svg:y="35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80" draw:layer="layout" svg:width="0.768cm" svg:height="0.741cm" svg:x="2.828cm" svg:y="35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80" draw:layer="layout" svg:width="0.768cm" svg:height="0.741cm" svg:x="3.827cm" svg:y="35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82" draw:layer="layout" svg:width="0.768cm" svg:height="0.741cm" svg:x="2.828cm" svg:y="32.715cm">
          <text:p text:style-name="P81"><text:span text:style-name="T2"><text:s text:c="5"/></text:span><text:span text:style-name="T2">新的请求</text:span></text:p>
          <text:p text:style-name="P81"><text:span text:style-name="T2"><text:s text:c="5"/></text:span><text:span text:style-name="T2">进入桶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6" draw:layer="layout" svg:width="0.768cm" svg:height="0.741cm" svg:x="0.367cm" svg:y="35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83" draw:layer="layout" svg:width="0.768cm" svg:height="0.741cm" svg:x="5.024cm" svg:y="35.096cm">
          <text:p text:style-name="P81"><text:span text:style-name="T2"><text:s text:c="5"/></text:span><text:span text:style-name="T2">如果桶满了</text:span></text:p>
          <text:p text:style-name="P81"><text:span text:style-name="T2"><text:s text:c="5"/></text:span><text:span text:style-name="T2">溢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80" draw:layer="layout" svg:width="0.768cm" svg:height="0.37cm" svg:x="2.828cm" svg:y="36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82" draw:layer="layout" svg:width="0.768cm" svg:height="0.741cm" svg:x="2.828cm" svg:y="37.663cm">
          <text:p text:style-name="P81"><text:span text:style-name="T2"><text:s text:c="5"/></text:span><text:span text:style-name="T2">请求以固定速率流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84" xml:id="id76" draw:id="id76" draw:layer="layout" svg:width="2.329cm" svg:height="1.323cm" svg:x="12.249cm" svg:y="33.488cm">
          <text:p text:style-name="P1"><text:span text:style-name="T1">客户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85" xml:id="id77" draw:id="id77" draw:layer="layout" svg:width="4.577cm" svg:height="1.72cm" svg:x="11.125cm" svg:y="38.583cm">
          <text:p text:style-name="P1"><text:span text:style-name="T1">应用服务器</text:span></text:p>
          <text:p text:style-name="P1"><text:span text:style-name="T1">（</text:span><text:span text:style-name="T1">1</text:span><text:span text:style-name="T1">秒</text:span><text:span text:style-name="T1">100</text:span><text:span text:style-name="T1">个请求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6" draw:text-style-name="P43" draw:layer="layout" svg:width="2.483cm" svg:height="0.971cm" svg:x="12.172cm" svg:y="32.086cm">
          <draw:text-box>
            <text:p><text:span text:style-name="T7">单击限流</text:span></text:p>
          </draw:text-box>
        </draw:frame>
        <draw:custom-shape draw:style-name="gr84" draw:text-style-name="P84" xml:id="id78" draw:id="id78" draw:layer="layout" svg:width="2.329cm" svg:height="1.323cm" svg:x="18.07cm" svg:y="33.598cm">
          <text:p text:style-name="P1"><text:span text:style-name="T1">客户端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86" xml:id="id79" draw:id="id79" draw:layer="layout" svg:width="2.513cm" svg:height="1.323cm" svg:x="17.978cm" svg:y="36.146cm">
          <text:p text:style-name="P1"><text:span text:style-name="T1">负载均衡</text:span></text:p>
          <text:p text:style-name="P1"><text:span text:style-name="T1">服务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1" draw:layer="layout" svg:width="3.651cm" svg:height="1.64cm" svg:x="17.409cm" svg:y="38.595cm">
          <text:p text:style-name="P1"><text:span text:style-name="T1">中间件</text:span></text:p>
          <text:p text:style-name="P1"><text:span text:style-name="T1">分布式限流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frame draw:style-name="gr41" draw:text-style-name="P43" draw:layer="layout" svg:width="2.979cm" svg:height="0.971cm" svg:x="17.745cm" svg:y="31.91cm">
          <draw:text-box>
            <text:p><text:span text:style-name="T7">分布式限流</text:span></text:p>
          </draw:text-box>
        </draw:frame>
        <draw:custom-shape draw:style-name="gr89" draw:text-style-name="P38" draw:layer="layout" svg:width="3.916cm" svg:height="7.673cm" svg:x="24.5cm" svg:y="33.152cm">
          <text:p/>
          <draw:enhanced-geometry svg:viewBox="0 0 21600 21600" draw:type="rectangle" draw:enhanced-path="M 0 0 L 21600 0 21600 21600 0 21600 0 0 Z N"/>
        </draw:custom-shape>
        <draw:frame draw:style-name="gr90" draw:text-style-name="P87" draw:layer="layout" svg:width="4.421cm" svg:height="1.479cm" svg:x="24.421cm" svg:y="31.539cm">
          <draw:text-box>
            <text:p text:style-name="P12"><text:span text:style-name="T1">集群</text:span></text:p>
            <text:p text:style-name="P12"><text:span text:style-name="T1">（</text:span><text:span text:style-name="T1">1</text:span><text:span text:style-name="T1">秒</text:span><text:span text:style-name="T1">100</text:span><text:span text:style-name="T1">个请求）</text:span></text:p>
          </draw:text-box>
        </draw:frame>
        <draw:custom-shape draw:style-name="gr91" draw:text-style-name="P85" xml:id="id80" draw:id="id80" draw:layer="layout" svg:width="3.096cm" svg:height="1.35cm" svg:x="24.937cm" svg:y="33.584cm">
          <text:p text:style-name="P1"><text:span text:style-name="T1">应用服务器</text:span><text:span text:style-name="T1">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85" xml:id="id81" draw:id="id81" draw:layer="layout" svg:width="3.096cm" svg:height="1.35cm" svg:x="24.937cm" svg:y="36.132cm">
          <text:p text:style-name="P1"><text:span text:style-name="T1">应用服务器</text:span><text:span text:style-name="T1">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85" xml:id="id82" draw:id="id82" draw:layer="layout" svg:width="3.096cm" svg:height="1.35cm" svg:x="24.937cm" svg:y="38.74cm">
          <text:p text:style-name="P1"><text:span text:style-name="T1">应用服务器</text:span><text:span text:style-name="T1">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1" draw:layer="layout" draw:type="line" svg:x1="13.414cm" svg:y1="34.811cm" svg:x2="13.413cm" svg:y2="38.583cm" draw:start-shape="id76" draw:start-glue-point="8" draw:end-shape="id77" draw:end-glue-point="0" svg:d="M13414 34811l-1 3772" svg:viewBox="0 0 2 3773">
          <text:p/>
        </draw:connector>
        <draw:connector draw:style-name="gr34" draw:text-style-name="P11" draw:layer="layout" draw:type="line" svg:x1="19.235cm" svg:y1="34.921cm" svg:x2="19.234cm" svg:y2="36.146cm" draw:start-shape="id78" draw:start-glue-point="8" draw:end-shape="id79" draw:end-glue-point="0" svg:d="M19235 34921l-1 1225" svg:viewBox="0 0 2 1226">
          <text:p/>
        </draw:connector>
        <draw:connector draw:style-name="gr34" draw:text-style-name="P11" draw:layer="layout" draw:type="line" svg:x1="20.491cm" svg:y1="36.807cm" svg:x2="24.937cm" svg:y2="34.259cm" draw:start-shape="id79" draw:start-glue-point="1" draw:end-shape="id80" draw:end-glue-point="3" svg:d="M20491 36807l4446-2548" svg:viewBox="0 0 4447 2549">
          <text:p/>
        </draw:connector>
        <draw:connector draw:style-name="gr34" draw:text-style-name="P11" draw:layer="layout" draw:type="line" svg:x1="20.491cm" svg:y1="36.807cm" svg:x2="24.937cm" svg:y2="36.807cm" draw:start-shape="id79" draw:start-glue-point="1" draw:end-shape="id81" draw:end-glue-point="3" svg:d="M20491 36807h4446" svg:viewBox="0 0 4447 1">
          <text:p/>
        </draw:connector>
        <draw:connector draw:style-name="gr34" draw:text-style-name="P11" draw:layer="layout" draw:type="line" svg:x1="20.491cm" svg:y1="36.807cm" svg:x2="24.937cm" svg:y2="39.415cm" draw:start-shape="id79" draw:start-glue-point="1" draw:end-shape="id82" draw:end-glue-point="3" svg:d="M20491 36807l4446 2608" svg:viewBox="0 0 4447 2609">
          <text:p/>
        </draw:connector>
        <draw:line draw:style-name="gr92" draw:text-style-name="P11" draw:layer="layout" svg:x1="24.937cm" svg:y1="34.661cm" svg:x2="22.258cm" svg:y2="34.661cm">
          <text:p/>
        </draw:line>
        <draw:line draw:style-name="gr92" draw:text-style-name="P11" draw:layer="layout" svg:x1="24.937cm" svg:y1="37.201cm" svg:x2="22.834cm" svg:y2="37.201cm">
          <text:p/>
        </draw:line>
        <draw:line draw:style-name="gr34" draw:text-style-name="P11" draw:layer="layout" svg:x1="24.937cm" svg:y1="39.899cm" svg:x2="21.06cm" svg:y2="39.899cm">
          <text:p/>
        </draw:line>
        <draw:line draw:style-name="gr92" draw:text-style-name="P11" draw:layer="layout" svg:x1="22.258cm" svg:y1="34.678cm" svg:x2="22.258cm" svg:y2="38.868cm">
          <text:p/>
        </draw:line>
        <draw:line draw:style-name="gr92" draw:text-style-name="P11" draw:layer="layout" svg:x1="22.819cm" svg:y1="37.201cm" svg:x2="22.819cm" svg:y2="39.415cm">
          <text:p/>
        </draw:line>
        <draw:line draw:style-name="gr34" draw:text-style-name="P11" draw:layer="layout" svg:x1="22.258cm" svg:y1="38.868cm" svg:x2="21.06cm" svg:y2="38.868cm">
          <text:p/>
        </draw:line>
        <draw:line draw:style-name="gr34" draw:text-style-name="P11" draw:layer="layout" svg:x1="22.819cm" svg:y1="39.415cm" svg:x2="21.06cm" svg:y2="39.41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文泉驿正黑" svg:font-family="文泉驿正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文泉驿正黑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无填充且无边框的对象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7T13:46:19.960698282</meta:creation-date>
    <meta:generator>LibreOffice/6.3.6.2$Linux_X86_64 LibreOffice_project/30$Build-2</meta:generator>
    <dc:date>2020-05-13T10:42:12.529920057</dc:date>
    <meta:editing-duration>PT4H26M58S</meta:editing-duration>
    <meta:editing-cycles>9</meta:editing-cycles>
    <meta:document-statistic meta:object-count="266"/>
  </office:meta>
</office:document-meta>
</file>